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61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0.8209in"/>
    </style:style>
    <style:style style:name="co8" style:family="table-column">
      <style:table-column-properties fo:break-before="auto" style:column-width="0.799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1.0835in"/>
    </style:style>
    <style:style style:name="co15" style:family="table-column">
      <style:table-column-properties fo:break-before="auto" style:column-width="0.9083in"/>
    </style:style>
    <style:style style:name="co16" style:family="table-column">
      <style:table-column-properties fo:break-before="auto" style:column-width="0.7772in"/>
    </style:style>
    <style:style style:name="co17" style:family="table-column">
      <style:table-column-properties fo:break-before="auto" style:column-width="0.7228in"/>
    </style:style>
    <style:style style:name="co18" style:family="table-column">
      <style:table-column-properties fo:break-before="auto" style:column-width="1.2252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2.6673in"/>
    </style:style>
    <style:style style:name="co21" style:family="table-column">
      <style:table-column-properties fo:break-before="auto" style:column-width="0.6244in"/>
    </style:style>
    <style:style style:name="co22" style:family="table-column">
      <style:table-column-properties fo:break-before="auto" style:column-width="0.6571in"/>
    </style:style>
    <style:style style:name="co23" style:family="table-column">
      <style:table-column-properties fo:break-before="auto" style:column-width="2.7547in"/>
    </style:style>
    <style:style style:name="co24" style:family="table-column">
      <style:table-column-properties fo:break-before="auto" style:column-width="0.548in"/>
    </style:style>
    <style:style style:name="co25" style:family="table-column">
      <style:table-column-properties fo:break-before="auto" style:column-width="2.71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XL Ship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row table:style-name="ro1">
          <table:table-cell office:value-type="string">
            <text:p>macro_name</text:p>
          </table:table-cell>
          <table:table-cell office:value-type="string">
            <text:p>ship_type</text:p>
          </table:table-cell>
          <table:table-cell office:value-type="string">
            <text:p>maker_race</text:p>
          </table:table-cell>
          <table:table-cell office:value-type="string">
            <text:p>forward_accel</text:p>
          </table:table-cell>
          <table:table-cell office:value-type="string">
            <text:p>forward_decel</text:p>
          </table:table-cell>
          <table:table-cell office:value-type="string">
            <text:p>forward_ratio</text:p>
          </table:table-cell>
          <table:table-cell office:value-type="string">
            <text:p>boost_accel</text:p>
          </table:table-cell>
          <table:table-cell office:value-type="string">
            <text:p>boost_ratio</text:p>
          </table:table-cell>
          <table:table-cell office:value-type="string">
            <text:p>travel_accel</text:p>
          </table:table-cell>
          <table:table-cell office:value-type="string">
            <text:p>travel_decel</text:p>
          </table:table-cell>
          <table:table-cell office:value-type="string">
            <text:p>travel_ratio</text:p>
          </table:table-cell>
          <table:table-cell office:value-type="string">
            <text:p>strafe</text:p>
          </table:table-cell>
          <table:table-cell office:value-type="string">
            <text:p>angular</text:p>
          </table:table-cell>
          <table:table-cell office:value-type="string">
            <text:p>mass</text:p>
          </table:table-cell>
          <table:table-cell office:value-type="string">
            <text:p>inertia_pitch</text:p>
          </table:table-cell>
          <table:table-cell office:value-type="string">
            <text:p>inertia_yaw</text:p>
          </table:table-cell>
          <table:table-cell office:value-type="string">
            <text:p>inertia_roll</text:p>
          </table:table-cell>
          <table:table-cell office:value-type="string">
            <text:p>drag_forward</text:p>
          </table:table-cell>
          <table:table-cell office:value-type="string">
            <text:p>drag_reverse</text:p>
          </table:table-cell>
          <table:table-cell office:value-type="string">
            <text:p>drag_horizontal</text:p>
          </table:table-cell>
          <table:table-cell office:value-type="string">
            <text:p>drag_vertical</text:p>
          </table:table-cell>
          <table:table-cell office:value-type="string">
            <text:p>drag_pitch</text:p>
          </table:table-cell>
          <table:table-cell office:value-type="string">
            <text:p>drag_yaw</text:p>
          </table:table-cell>
          <table:table-cell office:value-type="string">
            <text:p>drag_roll</text:p>
          </table:table-cell>
          <table:table-cell office:value-type="string">
            <text:p>accfactor_forward</text:p>
          </table:table-cell>
        </table:table-row>
        <table:table-row table:style-name="ro1">
          <table:table-cell office:value-type="string">
            <text:p>ship_kha_xl_battleship_01_a_macro</text:p>
          </table:table-cell>
          <table:table-cell office:value-type="string">
            <text:p>battleship</text:p>
          </table:table-cell>
          <table:table-cell office:value-type="string">
            <text:p>khaak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487.388">
            <text:p>487.388</text:p>
          </table:table-cell>
          <table:table-cell table:number-columns-repeated="2" office:value-type="float" office:value="485.311">
            <text:p>485.311</text:p>
          </table:table-cell>
          <table:table-cell office:value-type="float" office:value="388.249">
            <text:p>388.249</text:p>
          </table:table-cell>
          <table:table-cell office:value-type="float" office:value="133.108">
            <text:p>133.108</text:p>
          </table:table-cell>
          <table:table-cell office:value-type="float" office:value="532.433">
            <text:p>532.433</text:p>
          </table:table-cell>
          <table:table-cell table:number-columns-repeated="2" office:value-type="float" office:value="200">
            <text:p>200</text:p>
          </table:table-cell>
          <table:table-cell table:number-columns-repeated="3" office:value-type="float" office:value="717.73">
            <text:p>717.73</text:p>
          </table:table-cell>
          <table:table-cell/>
        </table:table-row>
        <table:table-row table:style-name="ro1">
          <table:table-cell office:value-type="string">
            <text:p>ship_xen_xl_carrier_01_a_macro</text:p>
          </table:table-cell>
          <table:table-cell office:value-type="string">
            <text:p>battleship</text:p>
          </table:table-cell>
          <table:table-cell office:value-type="string">
            <text:p>xenon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876.951">
            <text:p>876.951</text:p>
          </table:table-cell>
          <table:table-cell table:number-columns-repeated="2" office:value-type="float" office:value="958.525">
            <text:p>958.525</text:p>
          </table:table-cell>
          <table:table-cell office:value-type="float" office:value="766.82">
            <text:p>766.82</text:p>
          </table:table-cell>
          <table:table-cell office:value-type="float" office:value="255.39">
            <text:p>255.39</text:p>
          </table:table-cell>
          <table:table-cell office:value-type="float" office:value="1021.561">
            <text:p>1021.561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787.851">
            <text:p>787.851</text:p>
          </table:table-cell>
          <table:table-cell/>
        </table:table-row>
        <table:table-row table:style-name="ro1">
          <table:table-cell office:value-type="string">
            <text:p>ship_arg_xl_builder_01_a_macro</text:p>
          </table:table-cell>
          <table:table-cell office:value-type="string">
            <text:p>build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885.723">
            <text:p>885.723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57.145">
            <text:p>257.145</text:p>
          </table:table-cell>
          <table:table-cell office:value-type="float" office:value="1028.579">
            <text:p>1028.579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877.145">
            <text:p>877.1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arg_xl_builder_01_b_macro</text:p>
          </table:table-cell>
          <table:table-cell office:value-type="string">
            <text:p>build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062.868">
            <text:p>1062.868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92.574">
            <text:p>292.574</text:p>
          </table:table-cell>
          <table:table-cell office:value-type="float" office:value="1170.294">
            <text:p>1170.294</text:p>
          </table:table-cell>
          <table:table-cell table:number-columns-repeated="2" office:value-type="float" office:value="270">
            <text:p>270</text:p>
          </table:table-cell>
          <table:table-cell table:number-columns-repeated="3" office:value-type="float" office:value="912.574">
            <text:p>912.5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xl_builder_01_a_macro</text:p>
          </table:table-cell>
          <table:table-cell office:value-type="string">
            <text:p>build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30.64">
            <text:p>230.64</text:p>
          </table:table-cell>
          <table:table-cell office:value-type="float" office:value="922.561">
            <text:p>922.561</text:p>
          </table:table-cell>
          <table:table-cell table:number-columns-repeated="2" office:value-type="float" office:value="240">
            <text:p>240</text:p>
          </table:table-cell>
          <table:table-cell table:number-columns-repeated="3" office:value-type="float" office:value="927.52">
            <text:p>927.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xl_builder_01_b_macro</text:p>
          </table:table-cell>
          <table:table-cell office:value-type="string">
            <text:p>build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100">
            <text:p>110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64.768">
            <text:p>264.768</text:p>
          </table:table-cell>
          <table:table-cell office:value-type="float" office:value="1059.073">
            <text:p>1059.073</text:p>
          </table:table-cell>
          <table:table-cell table:number-columns-repeated="2" office:value-type="float" office:value="255">
            <text:p>255</text:p>
          </table:table-cell>
          <table:table-cell table:number-columns-repeated="3" office:value-type="float" office:value="973.024">
            <text:p>973.0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xl_builder_01_a_macro</text:p>
          </table:table-cell>
          <table:table-cell office:value-type="string">
            <text:p>build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982.947">
            <text:p>982.947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10">
            <text:p>210</text:p>
          </table:table-cell>
          <table:table-cell office:value-type="float" office:value="880">
            <text:p>880</text:p>
          </table:table-cell>
          <table:table-cell table:number-columns-repeated="2" office:value-type="float" office:value="300">
            <text:p>300</text:p>
          </table:table-cell>
          <table:table-cell table:number-columns-repeated="3" office:value-type="float" office:value="896.589">
            <text:p>896.589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ship_tel_xl_builder_01_b_macro</text:p>
          </table:table-cell>
          <table:table-cell office:value-type="string">
            <text:p>build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179.536">
            <text:p>1179.536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300">
            <text:p>300</text:p>
          </table:table-cell>
          <table:table-cell table:number-columns-repeated="3" office:value-type="float" office:value="935.907">
            <text:p>935.907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ship_arg_xl_carrier_01_a_macro</text:p>
          </table:table-cell>
          <table:table-cell office:value-type="string">
            <text:p>carri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549.202">
            <text:p>549.202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189.84">
            <text:p>189.84</text:p>
          </table:table-cell>
          <table:table-cell office:value-type="float" office:value="759.362">
            <text:p>759.362</text:p>
          </table:table-cell>
          <table:table-cell table:number-columns-repeated="2" office:value-type="float" office:value="125">
            <text:p>125</text:p>
          </table:table-cell>
          <table:table-cell table:number-columns-repeated="3"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ship_arg_xl_carrier_01_b_macro</text:p>
          </table:table-cell>
          <table:table-cell office:value-type="string">
            <text:p>carri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659.043">
            <text:p>659.043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11.809">
            <text:p>211.809</text:p>
          </table:table-cell>
          <table:table-cell office:value-type="float" office:value="847.234">
            <text:p>847.234</text:p>
          </table:table-cell>
          <table:table-cell table:number-columns-repeated="2" office:value-type="float" office:value="135">
            <text:p>135</text:p>
          </table:table-cell>
          <table:table-cell table:number-columns-repeated="3" office:value-type="float" office:value="835">
            <text:p>835</text:p>
          </table:table-cell>
          <table:table-cell/>
        </table:table-row>
        <table:table-row table:style-name="ro1">
          <table:table-cell office:value-type="string">
            <text:p>ship_arg_xl_carrier_02_a_macro</text:p>
          </table:table-cell>
          <table:table-cell office:value-type="string">
            <text:p>carri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707.467">
            <text:p>707.467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155.045">
            <text:p>155.045</text:p>
          </table:table-cell>
          <table:table-cell office:value-type="float" office:value="885.974">
            <text:p>885.974</text:p>
          </table:table-cell>
          <table:table-cell table:number-columns-repeated="2" office:value-type="float" office:value="125">
            <text:p>125</text:p>
          </table:table-cell>
          <table:table-cell table:number-columns-repeated="3" office:value-type="float" office:value="760">
            <text:p>760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string">
            <text:p>ship_par_xl_carrier_01_a_macro</text:p>
          </table:table-cell>
          <table:table-cell office:value-type="string">
            <text:p>carri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714.616">
            <text:p>714.616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08.991">
            <text:p>208.991</text:p>
          </table:table-cell>
          <table:table-cell office:value-type="float" office:value="835.962">
            <text:p>835.962</text:p>
          </table:table-cell>
          <table:table-cell table:number-columns-repeated="2" office:value-type="float" office:value="200">
            <text:p>200</text:p>
          </table:table-cell>
          <table:table-cell table:number-columns-repeated="3" office:value-type="float" office:value="842.923">
            <text:p>842.9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xl_carrier_01_b_macro</text:p>
          </table:table-cell>
          <table:table-cell office:value-type="string">
            <text:p>carri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857.54">
            <text:p>857.54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35.789">
            <text:p>235.789</text:p>
          </table:table-cell>
          <table:table-cell office:value-type="float" office:value="943.155">
            <text:p>943.155</text:p>
          </table:table-cell>
          <table:table-cell table:number-columns-repeated="2" office:value-type="float" office:value="200">
            <text:p>200</text:p>
          </table:table-cell>
          <table:table-cell table:number-columns-repeated="3" office:value-type="float" office:value="871.508">
            <text:p>871.5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xl_carrier_02_a_macro</text:p>
          </table:table-cell>
          <table:table-cell office:value-type="string">
            <text:p>carri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771.902">
            <text:p>771.902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153.812">
            <text:p>153.812</text:p>
          </table:table-cell>
          <table:table-cell office:value-type="float" office:value="878.927">
            <text:p>878.927</text:p>
          </table:table-cell>
          <table:table-cell table:number-columns-repeated="2" office:value-type="float" office:value="180">
            <text:p>180</text:p>
          </table:table-cell>
          <table:table-cell table:number-columns-repeated="3" office:value-type="float" office:value="854.38">
            <text:p>854.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xl_carrier_01_a_macro</text:p>
          </table:table-cell>
          <table:table-cell office:value-type="string">
            <text:p>carri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608.398">
            <text:p>608.398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77.309">
            <text:p>277.309</text:p>
          </table:table-cell>
          <table:table-cell office:value-type="float" office:value="1109.238">
            <text:p>1109.238</text:p>
          </table:table-cell>
          <table:table-cell table:number-columns-repeated="2" office:value-type="float" office:value="120">
            <text:p>120</text:p>
          </table:table-cell>
          <table:table-cell table:number-columns-repeated="3" office:value-type="float" office:value="821.68">
            <text:p>821.68</text:p>
          </table:table-cell>
          <table:table-cell/>
        </table:table-row>
        <table:table-row table:style-name="ro1">
          <table:table-cell office:value-type="string">
            <text:p>ship_tel_xl_carrier_01_b_macro</text:p>
          </table:table-cell>
          <table:table-cell office:value-type="string">
            <text:p>carri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730.078">
            <text:p>730.078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310.771">
            <text:p>310.771</text:p>
          </table:table-cell>
          <table:table-cell office:value-type="float" office:value="1243.086">
            <text:p>1243.086</text:p>
          </table:table-cell>
          <table:table-cell table:number-columns-repeated="2" office:value-type="float" office:value="135">
            <text:p>135</text:p>
          </table:table-cell>
          <table:table-cell table:number-columns-repeated="3" office:value-type="float" office:value="846.016">
            <text:p>846.016</text:p>
          </table:table-cell>
          <table:table-cell/>
        </table:table-row>
        <table:table-row table:style-name="ro1">
          <table:table-cell office:value-type="string">
            <text:p>ship_tfm_xl_carrier_01_a_macro</text:p>
          </table:table-cell>
          <table:table-cell office:value-type="string">
            <text:p>carrier</text:p>
          </table:table-cell>
          <table:table-cell office:value-type="string">
            <text:p>xenon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874.085">
            <text:p>1874.085</text:p>
          </table:table-cell>
          <table:table-cell table:number-columns-repeated="2" office:value-type="float" office:value="1397.262">
            <text:p>1397.262</text:p>
          </table:table-cell>
          <table:table-cell office:value-type="float" office:value="1117.81">
            <text:p>1117.81</text:p>
          </table:table-cell>
          <table:table-cell office:value-type="float" office:value="454.817">
            <text:p>454.817</text:p>
          </table:table-cell>
          <table:table-cell office:value-type="float" office:value="1819.268">
            <text:p>1819.268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1074.817">
            <text:p>1074.817</text:p>
          </table:table-cell>
          <table:table-cell/>
        </table:table-row>
        <table:table-row table:style-name="ro1">
          <table:table-cell office:value-type="string">
            <text:p>ship_tfm_xl_carrier_02_a_macro</text:p>
          </table:table-cell>
          <table:table-cell office:value-type="string">
            <text:p>carrier</text:p>
          </table:table-cell>
          <table:table-cell office:value-type="string">
            <text:p>xenon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2104.8">
            <text:p>2104.8</text:p>
          </table:table-cell>
          <table:table-cell table:number-columns-repeated="2" office:value-type="float" office:value="1818.497">
            <text:p>1818.497</text:p>
          </table:table-cell>
          <table:table-cell office:value-type="float" office:value="1454.797">
            <text:p>1454.797</text:p>
          </table:table-cell>
          <table:table-cell office:value-type="float" office:value="1221.09">
            <text:p>1221.09</text:p>
          </table:table-cell>
          <table:table-cell office:value-type="float" office:value="4884.36">
            <text:p>4884.36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1120.96">
            <text:p>1120.96</text:p>
          </table:table-cell>
          <table:table-cell/>
        </table:table-row>
        <table:table-row table:style-name="ro1">
          <table:table-cell office:value-type="string">
            <text:p>ship_xen_xl_destroyer_01_a_macro</text:p>
          </table:table-cell>
          <table:table-cell office:value-type="string">
            <text:p>destroyer</text:p>
          </table:table-cell>
          <table:table-cell office:value-type="string">
            <text:p>xenon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421.625">
            <text:p>421.625</text:p>
          </table:table-cell>
          <table:table-cell table:number-columns-repeated="2" office:value-type="float" office:value="412.904">
            <text:p>412.904</text:p>
          </table:table-cell>
          <table:table-cell office:value-type="float" office:value="330.323">
            <text:p>330.323</text:p>
          </table:table-cell>
          <table:table-cell office:value-type="float" office:value="164.325">
            <text:p>164.325</text:p>
          </table:table-cell>
          <table:table-cell office:value-type="float" office:value="657.3">
            <text:p>657.3</text:p>
          </table:table-cell>
          <table:table-cell table:number-columns-repeated="2" office:value-type="float" office:value="110">
            <text:p>110</text:p>
          </table:table-cell>
          <table:table-cell table:number-columns-repeated="3" office:value-type="float" office:value="705.892">
            <text:p>705.892</text:p>
          </table:table-cell>
          <table:table-cell/>
        </table:table-row>
        <table:table-row table:style-name="ro1">
          <table:table-cell office:value-type="string">
            <text:p>ship_arg_xl_resupplier_01_a_macro</text:p>
          </table:table-cell>
          <table:table-cell office:value-type="string">
            <text:p>resuppli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891.63">
            <text:p>891.63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58.326">
            <text:p>258.326</text:p>
          </table:table-cell>
          <table:table-cell office:value-type="float" office:value="1033.304">
            <text:p>1033.304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878.326">
            <text:p>878.3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arg_xl_resupplier_01_b_macro</text:p>
          </table:table-cell>
          <table:table-cell office:value-type="string">
            <text:p>resuppli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069.956">
            <text:p>1069.956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93.991">
            <text:p>293.991</text:p>
          </table:table-cell>
          <table:table-cell office:value-type="float" office:value="1175.965">
            <text:p>1175.965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913.991">
            <text:p>913.9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xl_resupplier_01_a_macro</text:p>
          </table:table-cell>
          <table:table-cell office:value-type="string">
            <text:p>resuppli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999.739">
            <text:p>999.739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62.451">
            <text:p>262.451</text:p>
          </table:table-cell>
          <table:table-cell office:value-type="float" office:value="1049.804">
            <text:p>1049.804</text:p>
          </table:table-cell>
          <table:table-cell table:number-columns-repeated="2" office:value-type="float" office:value="230">
            <text:p>230</text:p>
          </table:table-cell>
          <table:table-cell table:number-columns-repeated="3" office:value-type="float" office:value="899.948">
            <text:p>899.9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xl_resupplier_01_b_macro</text:p>
          </table:table-cell>
          <table:table-cell office:value-type="string">
            <text:p>resuppli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199.686">
            <text:p>1199.686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299.941">
            <text:p>299.941</text:p>
          </table:table-cell>
          <table:table-cell office:value-type="float" office:value="1199.765">
            <text:p>1199.765</text:p>
          </table:table-cell>
          <table:table-cell table:number-columns-repeated="2" office:value-type="float" office:value="240">
            <text:p>240</text:p>
          </table:table-cell>
          <table:table-cell table:number-columns-repeated="3" office:value-type="float" office:value="939.937">
            <text:p>939.9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xl_resupplier_02_a_macro</text:p>
          </table:table-cell>
          <table:table-cell office:value-type="string">
            <text:p>resuppli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256.778">
            <text:p>1256.778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310.646">
            <text:p>310.646</text:p>
          </table:table-cell>
          <table:table-cell office:value-type="float" office:value="1242.584">
            <text:p>1242.584</text:p>
          </table:table-cell>
          <table:table-cell table:number-columns-repeated="2" office:value-type="float" office:value="230">
            <text:p>230</text:p>
          </table:table-cell>
          <table:table-cell table:number-columns-repeated="3" office:value-type="float" office:value="931.356">
            <text:p>931.3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xl_resupplier_01_a_macro</text:p>
          </table:table-cell>
          <table:table-cell office:value-type="string">
            <text:p>resuppli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896.85">
            <text:p>896.85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324.213">
            <text:p>324.213</text:p>
          </table:table-cell>
          <table:table-cell office:value-type="float" office:value="1296.85">
            <text:p>1296.85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879.37">
            <text:p>879.37</text:p>
          </table:table-cell>
          <table:table-cell/>
        </table:table-row>
        <table:table-row table:style-name="ro1">
          <table:table-cell office:value-type="string">
            <text:p>ship_tel_xl_resupplier_01_b_macro</text:p>
          </table:table-cell>
          <table:table-cell office:value-type="string">
            <text:p>resuppli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076.221">
            <text:p>1076.221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350">
            <text:p>1350</text:p>
          </table:table-cell>
          <table:table-cell office:value-type="float" office:value="369.055">
            <text:p>369.055</text:p>
          </table:table-cell>
          <table:table-cell office:value-type="float" office:value="1476.221">
            <text:p>1476.221</text:p>
          </table:table-cell>
          <table:table-cell table:number-columns-repeated="2" office:value-type="float" office:value="266">
            <text:p>266</text:p>
          </table:table-cell>
          <table:table-cell table:number-columns-repeated="3" office:value-type="float" office:value="915.244">
            <text:p>915.244</text:p>
          </table:table-cell>
          <table:table-cell/>
        </table:table-row>
      </table:table>
      <table:table table:name="L Ships" table:style-name="ta1" table:print="false">
        <table:table-column table:style-name="co20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>
            <text:p>macro_name</text:p>
          </table:table-cell>
          <table:table-cell office:value-type="string">
            <text:p>ship_type</text:p>
          </table:table-cell>
          <table:table-cell office:value-type="string">
            <text:p>maker_race</text:p>
          </table:table-cell>
          <table:table-cell office:value-type="string">
            <text:p>forward_accel</text:p>
          </table:table-cell>
          <table:table-cell office:value-type="string">
            <text:p>forward_decel</text:p>
          </table:table-cell>
          <table:table-cell office:value-type="string">
            <text:p>forward_ratio</text:p>
          </table:table-cell>
          <table:table-cell office:value-type="string">
            <text:p>boost_accel</text:p>
          </table:table-cell>
          <table:table-cell office:value-type="string">
            <text:p>boost_ratio</text:p>
          </table:table-cell>
          <table:table-cell office:value-type="string">
            <text:p>travel_accel</text:p>
          </table:table-cell>
          <table:table-cell office:value-type="string">
            <text:p>travel_decel</text:p>
          </table:table-cell>
          <table:table-cell office:value-type="string">
            <text:p>travel_ratio</text:p>
          </table:table-cell>
          <table:table-cell office:value-type="string">
            <text:p>strafe</text:p>
          </table:table-cell>
          <table:table-cell office:value-type="string">
            <text:p>angular</text:p>
          </table:table-cell>
          <table:table-cell office:value-type="string">
            <text:p>mass</text:p>
          </table:table-cell>
          <table:table-cell office:value-type="string">
            <text:p>inertia_pitch</text:p>
          </table:table-cell>
          <table:table-cell office:value-type="string">
            <text:p>inertia_yaw</text:p>
          </table:table-cell>
          <table:table-cell office:value-type="string">
            <text:p>inertia_roll</text:p>
          </table:table-cell>
          <table:table-cell office:value-type="string">
            <text:p>drag_forward</text:p>
          </table:table-cell>
          <table:table-cell office:value-type="string">
            <text:p>drag_reverse</text:p>
          </table:table-cell>
          <table:table-cell office:value-type="string">
            <text:p>drag_horizontal</text:p>
          </table:table-cell>
          <table:table-cell office:value-type="string">
            <text:p>drag_vertical</text:p>
          </table:table-cell>
          <table:table-cell office:value-type="string">
            <text:p>drag_pitch</text:p>
          </table:table-cell>
          <table:table-cell office:value-type="string">
            <text:p>drag_yaw</text:p>
          </table:table-cell>
          <table:table-cell office:value-type="string">
            <text:p>drag_roll</text:p>
          </table:table-cell>
          <table:table-cell office:value-type="string">
            <text:p>accfactor_forward</text:p>
          </table:table-cell>
        </table:table-row>
        <table:table-row table:style-name="ro1">
          <table:table-cell office:value-type="string">
            <text:p>ship_arg_l_destroyer_01_a_macro</text:p>
          </table:table-cell>
          <table:table-cell office:value-type="string">
            <text:p>destroy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196.016">
            <text:p>196.016</text:p>
          </table:table-cell>
          <table:table-cell table:number-columns-repeated="2" office:value-type="float" office:value="96.271">
            <text:p>96.271</text:p>
          </table:table-cell>
          <table:table-cell office:value-type="float" office:value="77.016">
            <text:p>77.016</text:p>
          </table:table-cell>
          <table:table-cell office:value-type="float" office:value="99.004">
            <text:p>99.004</text:p>
          </table:table-cell>
          <table:table-cell office:value-type="float" office:value="396.016">
            <text:p>396.016</text:p>
          </table:table-cell>
          <table:table-cell table:number-columns-repeated="2" office:value-type="float" office:value="73.005">
            <text:p>73.005</text:p>
          </table:table-cell>
          <table:table-cell table:number-columns-repeated="3" office:value-type="float" office:value="106.203">
            <text:p>106.2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arg_l_destroyer_01_b_macro</text:p>
          </table:table-cell>
          <table:table-cell office:value-type="string">
            <text:p>destroy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35.22">
            <text:p>235.22</text:p>
          </table:table-cell>
          <table:table-cell table:number-columns-repeated="2" office:value-type="float" office:value="103.378">
            <text:p>103.378</text:p>
          </table:table-cell>
          <table:table-cell office:value-type="float" office:value="82.702">
            <text:p>82.702</text:p>
          </table:table-cell>
          <table:table-cell office:value-type="float" office:value="108.805">
            <text:p>108.805</text:p>
          </table:table-cell>
          <table:table-cell office:value-type="float" office:value="435.22">
            <text:p>435.22</text:p>
          </table:table-cell>
          <table:table-cell table:number-columns-repeated="2" office:value-type="float" office:value="87.605">
            <text:p>87.605</text:p>
          </table:table-cell>
          <table:table-cell table:number-columns-repeated="3" office:value-type="float" office:value="114.044">
            <text:p>114.0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arg_l_destroyer_02_a_macro</text:p>
          </table:table-cell>
          <table:table-cell office:value-type="string">
            <text:p>destroy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60.472">
            <text:p>260.47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14.764">
            <text:p>114.764</text:p>
          </table:table-cell>
          <table:table-cell office:value-type="float" office:value="80.583">
            <text:p>80.583</text:p>
          </table:table-cell>
          <table:table-cell office:value-type="float" office:value="460.472">
            <text:p>460.472</text:p>
          </table:table-cell>
          <table:table-cell table:number-columns-repeated="2" office:value-type="float" office:value="43.26">
            <text:p>43.26</text:p>
          </table:table-cell>
          <table:table-cell table:number-columns-repeated="3" office:value-type="float" office:value="119.094">
            <text:p>119.0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kha_l_destroyer_01_a_macro</text:p>
          </table:table-cell>
          <table:table-cell office:value-type="string">
            <text:p>destroyer</text:p>
          </table:table-cell>
          <table:table-cell office:value-type="string">
            <text:p>khaak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304.423">
            <text:p>304.423</text:p>
          </table:table-cell>
          <table:table-cell table:number-columns-repeated="2" office:value-type="float" office:value="180.036">
            <text:p>180.036</text:p>
          </table:table-cell>
          <table:table-cell office:value-type="float" office:value="144.029">
            <text:p>144.029</text:p>
          </table:table-cell>
          <table:table-cell office:value-type="float" office:value="49.181">
            <text:p>49.181</text:p>
          </table:table-cell>
          <table:table-cell office:value-type="float" office:value="196.725">
            <text:p>196.725</text:p>
          </table:table-cell>
          <table:table-cell table:number-columns-repeated="2" office:value-type="float" office:value="99.05">
            <text:p>99.05</text:p>
          </table:table-cell>
          <table:table-cell table:number-columns-repeated="3" office:value-type="float" office:value="127.885">
            <text:p>127.885</text:p>
          </table:table-cell>
          <table:table-cell/>
        </table:table-row>
        <table:table-row table:style-name="ro1">
          <table:table-cell office:value-type="string">
            <text:p>ship_par_l_destroyer_01_a_macro</text:p>
          </table:table-cell>
          <table:table-cell office:value-type="string">
            <text:p>destroy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09.751">
            <text:p>209.75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4.544">
            <text:p>84.544</text:p>
          </table:table-cell>
          <table:table-cell office:value-type="float" office:value="76.828">
            <text:p>76.828</text:p>
          </table:table-cell>
          <table:table-cell office:value-type="float" office:value="307.313">
            <text:p>307.313</text:p>
          </table:table-cell>
          <table:table-cell table:number-columns-repeated="2" office:value-type="float" office:value="68.897">
            <text:p>68.897</text:p>
          </table:table-cell>
          <table:table-cell table:number-columns-repeated="3" office:value-type="float" office:value="108.95">
            <text:p>108.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destroyer_01_b_macro</text:p>
          </table:table-cell>
          <table:table-cell office:value-type="string">
            <text:p>destroy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51.701">
            <text:p>251.70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91.055">
            <text:p>91.055</text:p>
          </table:table-cell>
          <table:table-cell office:value-type="float" office:value="84.694">
            <text:p>84.694</text:p>
          </table:table-cell>
          <table:table-cell office:value-type="float" office:value="338.776">
            <text:p>338.776</text:p>
          </table:table-cell>
          <table:table-cell table:number-columns-repeated="2" office:value-type="float" office:value="82.676">
            <text:p>82.676</text:p>
          </table:table-cell>
          <table:table-cell table:number-columns-repeated="3" office:value-type="float" office:value="117.34">
            <text:p>117.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destroyer_02_a_macro</text:p>
          </table:table-cell>
          <table:table-cell office:value-type="string">
            <text:p>destroy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326.351">
            <text:p>326.35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9.698">
            <text:p>159.698</text:p>
          </table:table-cell>
          <table:table-cell office:value-type="float" office:value="69.084">
            <text:p>69.084</text:p>
          </table:table-cell>
          <table:table-cell office:value-type="float" office:value="394.763">
            <text:p>394.763</text:p>
          </table:table-cell>
          <table:table-cell table:number-columns-repeated="2"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l_destroyer_01_a_macro</text:p>
          </table:table-cell>
          <table:table-cell office:value-type="string">
            <text:p>destroy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19.416">
            <text:p>219.416</text:p>
          </table:table-cell>
          <table:table-cell table:number-columns-repeated="2" office:value-type="float" office:value="150">
            <text:p>150</text:p>
          </table:table-cell>
          <table:table-cell office:value-type="float" office:value="90.009">
            <text:p>90.009</text:p>
          </table:table-cell>
          <table:table-cell office:value-type="float" office:value="92.271">
            <text:p>92.271</text:p>
          </table:table-cell>
          <table:table-cell office:value-type="float" office:value="369.086">
            <text:p>369.086</text:p>
          </table:table-cell>
          <table:table-cell table:number-columns-repeated="2" office:value-type="float" office:value="65.282">
            <text:p>65.282</text:p>
          </table:table-cell>
          <table:table-cell table:number-columns-repeated="3" office:value-type="float" office:value="110.883">
            <text:p>110.8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l_destroyer_01_b_macro</text:p>
          </table:table-cell>
          <table:table-cell office:value-type="string">
            <text:p>destroy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63.299">
            <text:p>263.29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97.133">
            <text:p>97.133</text:p>
          </table:table-cell>
          <table:table-cell office:value-type="float" office:value="101.926">
            <text:p>101.926</text:p>
          </table:table-cell>
          <table:table-cell office:value-type="float" office:value="407.703">
            <text:p>407.703</text:p>
          </table:table-cell>
          <table:table-cell table:number-columns-repeated="2" office:value-type="float" office:value="78.338">
            <text:p>78.338</text:p>
          </table:table-cell>
          <table:table-cell table:number-columns-repeated="3" office:value-type="float" office:value="119.66">
            <text:p>119.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l_destroyer_02_a_macro</text:p>
          </table:table-cell>
          <table:table-cell office:value-type="string">
            <text:p>destroy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80">
            <text:p>180</text:p>
          </table:table-cell>
          <table:table-cell office:value-type="float" office:value="62">
            <text:p>62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ship_xen_l_terraformer_01_a_macro</text:p>
          </table:table-cell>
          <table:table-cell office:value-type="string">
            <text:p>destroyer</text:p>
          </table:table-cell>
          <table:table-cell office:value-type="string">
            <text:p>xenon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238.419">
            <text:p>238.419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01.157">
            <text:p>101.157</text:p>
          </table:table-cell>
          <table:table-cell office:value-type="float" office:value="175.368">
            <text:p>175.368</text:p>
          </table:table-cell>
          <table:table-cell office:value-type="float" office:value="701.47">
            <text:p>701.47</text:p>
          </table:table-cell>
          <table:table-cell table:number-columns-repeated="2" office:value-type="float" office:value="56.431">
            <text:p>56.431</text:p>
          </table:table-cell>
          <table:table-cell table:number-columns-repeated="3" office:value-type="float" office:value="114.684">
            <text:p>114.684</text:p>
          </table:table-cell>
          <table:table-cell/>
        </table:table-row>
        <table:table-row table:style-name="ro1">
          <table:table-cell office:value-type="string">
            <text:p>ship_arg_l_trans_container_01_a_macro</text:p>
          </table:table-cell>
          <table:table-cell office:value-type="string">
            <text:p>freight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440.933">
            <text:p>440.933</text:p>
          </table:table-cell>
          <table:table-cell table:number-columns-repeated="2" office:value-type="float" office:value="175.799">
            <text:p>175.799</text:p>
          </table:table-cell>
          <table:table-cell office:value-type="float" office:value="140.64">
            <text:p>140.64</text:p>
          </table:table-cell>
          <table:table-cell office:value-type="float" office:value="120">
            <text:p>12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ship_arg_l_trans_container_01_b_macro</text:p>
          </table:table-cell>
          <table:table-cell office:value-type="string">
            <text:p>freight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529.12">
            <text:p>529.12</text:p>
          </table:table-cell>
          <table:table-cell table:number-columns-repeated="2" office:value-type="float" office:value="195.78">
            <text:p>195.78</text:p>
          </table:table-cell>
          <table:table-cell office:value-type="float" office:value="156.624">
            <text:p>156.624</text:p>
          </table:table-cell>
          <table:table-cell office:value-type="float" office:value="135">
            <text:p>135</text:p>
          </table:table-cell>
          <table:table-cell office:value-type="float" office:value="360">
            <text:p>360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ship_arg_l_trans_container_02_a_macro</text:p>
          </table:table-cell>
          <table:table-cell office:value-type="string">
            <text:p>freight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413.15">
            <text:p>413.15</text:p>
          </table:table-cell>
          <table:table-cell table:number-columns-repeated="2" office:value-type="float" office:value="176.471">
            <text:p>176.471</text:p>
          </table:table-cell>
          <table:table-cell office:value-type="float" office:value="141.177">
            <text:p>141.177</text:p>
          </table:table-cell>
          <table:table-cell office:value-type="float" office:value="122.63">
            <text:p>122.63</text:p>
          </table:table-cell>
          <table:table-cell office:value-type="float" office:value="490.52">
            <text:p>490.52</text:p>
          </table:table-cell>
          <table:table-cell table:number-columns-repeated="2" office:value-type="float" office:value="75.814">
            <text:p>75.814</text:p>
          </table:table-cell>
          <table:table-cell table:number-columns-repeated="3" office:value-type="float" office:value="149.63">
            <text:p>149.63</text:p>
          </table:table-cell>
          <table:table-cell/>
        </table:table-row>
        <table:table-row table:style-name="ro1">
          <table:table-cell office:value-type="string">
            <text:p>ship_arg_l_trans_container_02_b_macro</text:p>
          </table:table-cell>
          <table:table-cell office:value-type="string">
            <text:p>freight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495.78">
            <text:p>495.78</text:p>
          </table:table-cell>
          <table:table-cell table:number-columns-repeated="2" office:value-type="float" office:value="195.962">
            <text:p>195.962</text:p>
          </table:table-cell>
          <table:table-cell office:value-type="float" office:value="156.769">
            <text:p>156.769</text:p>
          </table:table-cell>
          <table:table-cell office:value-type="float" office:value="139.156">
            <text:p>139.156</text:p>
          </table:table-cell>
          <table:table-cell office:value-type="float" office:value="556.624">
            <text:p>556.624</text:p>
          </table:table-cell>
          <table:table-cell table:number-columns-repeated="2" office:value-type="float" office:value="90.977">
            <text:p>90.977</text:p>
          </table:table-cell>
          <table:table-cell table:number-columns-repeated="3" office:value-type="float" office:value="166.156">
            <text:p>166.156</text:p>
          </table:table-cell>
          <table:table-cell/>
        </table:table-row>
        <table:table-row table:style-name="ro1">
          <table:table-cell office:value-type="string">
            <text:p>ship_arg_l_trans_container_03_a_macro</text:p>
          </table:table-cell>
          <table:table-cell office:value-type="string">
            <text:p>freight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598.799">
            <text:p>598.799</text:p>
          </table:table-cell>
          <table:table-cell table:number-columns-repeated="2" office:value-type="float" office:value="350">
            <text:p>350</text:p>
          </table:table-cell>
          <table:table-cell office:value-type="float" office:value="229.85">
            <text:p>229.85</text:p>
          </table:table-cell>
          <table:table-cell office:value-type="float" office:value="159.76">
            <text:p>159.76</text:p>
          </table:table-cell>
          <table:table-cell office:value-type="float" office:value="639.04">
            <text:p>639.04</text:p>
          </table:table-cell>
          <table:table-cell table:number-columns-repeated="2" office:value-type="float" office:value="140.687">
            <text:p>140.687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86.76">
            <text:p>186.76</text:p>
          </table:table-cell>
          <table:table-cell/>
        </table:table-row>
        <table:table-row table:style-name="ro1">
          <table:table-cell office:value-type="string">
            <text:p>ship_arg_l_trans_container_03_b_macro</text:p>
          </table:table-cell>
          <table:table-cell office:value-type="string">
            <text:p>freight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718.559">
            <text:p>718.559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20">
            <text:p>420</text:p>
          </table:table-cell>
          <table:table-cell office:value-type="float" office:value="183.712">
            <text:p>183.71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float" office:value="190">
            <text:p>190</text:p>
          </table:table-cell>
          <table:table-cell office:value-type="float" office:value="210.712">
            <text:p>210.712</text:p>
          </table:table-cell>
          <table:table-cell/>
        </table:table-row>
        <table:table-row table:style-name="ro1">
          <table:table-cell office:value-type="string">
            <text:p>ship_arg_l_trans_container_04_a_macro</text:p>
          </table:table-cell>
          <table:table-cell office:value-type="string">
            <text:p>freight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650.415">
            <text:p>650.415</text:p>
          </table:table-cell>
          <table:table-cell table:number-columns-repeated="2" office:value-type="float" office:value="329.329">
            <text:p>329.329</text:p>
          </table:table-cell>
          <table:table-cell office:value-type="float" office:value="263.463">
            <text:p>263.463</text:p>
          </table:table-cell>
          <table:table-cell office:value-type="float" office:value="170.083">
            <text:p>170.083</text:p>
          </table:table-cell>
          <table:table-cell office:value-type="float" office:value="680.332">
            <text:p>680.332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97.083">
            <text:p>197.083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ship_arg_l_trans_container_04_b_macro</text:p>
          </table:table-cell>
          <table:table-cell office:value-type="string">
            <text:p>freight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780.498">
            <text:p>780.498</text:p>
          </table:table-cell>
          <table:table-cell table:number-columns-repeated="2" office:value-type="float" office:value="372.804">
            <text:p>372.804</text:p>
          </table:table-cell>
          <table:table-cell office:value-type="float" office:value="298.243">
            <text:p>298.243</text:p>
          </table:table-cell>
          <table:table-cell office:value-type="float" office:value="196.1">
            <text:p>196.1</text:p>
          </table:table-cell>
          <table:table-cell office:value-type="float" office:value="784.399">
            <text:p>784.399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23.1">
            <text:p>223.1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ship_arg_l_trans_container_05_a_macro</text:p>
          </table:table-cell>
          <table:table-cell office:value-type="string">
            <text:p>freight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520">
            <text:p>520</text:p>
          </table:table-cell>
          <table:table-cell table:number-columns-repeated="2" office:value-type="float" office:value="224.003">
            <text:p>224.003</text:p>
          </table:table-cell>
          <table:table-cell office:value-type="float" office:value="179.203">
            <text:p>179.203</text:p>
          </table:table-cell>
          <table:table-cell office:value-type="float" office:value="128">
            <text:p>128</text:p>
          </table:table-cell>
          <table:table-cell office:value-type="float" office:value="514">
            <text:p>514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arg_l_trans_container_05_b_macro</text:p>
          </table:table-cell>
          <table:table-cell office:value-type="string">
            <text:p>freight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590">
            <text:p>590</text:p>
          </table:table-cell>
          <table:table-cell table:number-columns-repeated="2" office:value-type="float" office:value="251.12">
            <text:p>251.12</text:p>
          </table:table-cell>
          <table:table-cell office:value-type="float" office:value="200.896">
            <text:p>200.896</text:p>
          </table:table-cell>
          <table:table-cell office:value-type="float" office:value="140">
            <text:p>140</text:p>
          </table:table-cell>
          <table:table-cell office:value-type="float" office:value="598">
            <text:p>598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trans_container_01_a_macro</text:p>
          </table:table-cell>
          <table:table-cell office:value-type="string">
            <text:p>freight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87.875">
            <text:p>287.875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3.708">
            <text:p>73.708</text:p>
          </table:table-cell>
          <table:table-cell office:value-type="float" office:value="91.477">
            <text:p>91.477</text:p>
          </table:table-cell>
          <table:table-cell office:value-type="float" office:value="365.906">
            <text:p>365.906</text:p>
          </table:table-cell>
          <table:table-cell table:number-columns-repeated="2" office:value-type="float" office:value="100">
            <text:p>100</text:p>
          </table:table-cell>
          <table:table-cell table:number-columns-repeated="3" office:value-type="float" office:value="124.575">
            <text:p>124.5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trans_container_01_b_macro</text:p>
          </table:table-cell>
          <table:table-cell office:value-type="string">
            <text:p>freight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345.45">
            <text:p>345.45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.521">
            <text:p>80.521</text:p>
          </table:table-cell>
          <table:table-cell office:value-type="float" office:value="102.272">
            <text:p>102.272</text:p>
          </table:table-cell>
          <table:table-cell office:value-type="float" office:value="409.087">
            <text:p>409.087</text:p>
          </table:table-cell>
          <table:table-cell table:number-columns-repeated="2" office:value-type="float" office:value="115">
            <text:p>115</text:p>
          </table:table-cell>
          <table:table-cell table:number-columns-repeated="3" office:value-type="float" office:value="136.09">
            <text:p>136.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trans_container_02_a_macro</text:p>
          </table:table-cell>
          <table:table-cell office:value-type="string">
            <text:p>freight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59.087">
            <text:p>259.087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0.301">
            <text:p>70.301</text:p>
          </table:table-cell>
          <table:table-cell office:value-type="float" office:value="86.079">
            <text:p>86.079</text:p>
          </table:table-cell>
          <table:table-cell office:value-type="float" office:value="344.316">
            <text:p>344.316</text:p>
          </table:table-cell>
          <table:table-cell table:number-columns-repeated="2" office:value-type="float" office:value="105">
            <text:p>105</text:p>
          </table:table-cell>
          <table:table-cell table:number-columns-repeated="3" office:value-type="float" office:value="118.817">
            <text:p>118.8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trans_container_02_b_macro</text:p>
          </table:table-cell>
          <table:table-cell office:value-type="string">
            <text:p>freight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310.905">
            <text:p>310.905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6.433">
            <text:p>76.433</text:p>
          </table:table-cell>
          <table:table-cell office:value-type="float" office:value="95.795">
            <text:p>95.795</text:p>
          </table:table-cell>
          <table:table-cell office:value-type="float" office:value="383.179">
            <text:p>383.179</text:p>
          </table:table-cell>
          <table:table-cell table:number-columns-repeated="2" office:value-type="float" office:value="120">
            <text:p>120</text:p>
          </table:table-cell>
          <table:table-cell table:number-columns-repeated="3" office:value-type="float" office:value="129.181">
            <text:p>129.1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trans_container_03_a_macro</text:p>
          </table:table-cell>
          <table:table-cell office:value-type="string">
            <text:p>freight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94.433">
            <text:p>294.433</text:p>
          </table:table-cell>
          <table:table-cell table:number-columns-repeated="2" office:value-type="float" office:value="290">
            <text:p>290</text:p>
          </table:table-cell>
          <table:table-cell office:value-type="float" office:value="190">
            <text:p>190</text:p>
          </table:table-cell>
          <table:table-cell office:value-type="float" office:value="92.706">
            <text:p>92.706</text:p>
          </table:table-cell>
          <table:table-cell office:value-type="float" office:value="370.824">
            <text:p>370.824</text:p>
          </table:table-cell>
          <table:table-cell table:number-columns-repeated="2" office:value-type="float" office:value="52">
            <text:p>52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l_trans_container_01_a_macro</text:p>
          </table:table-cell>
          <table:table-cell office:value-type="string">
            <text:p>freight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402.059">
            <text:p>402.059</text:p>
          </table:table-cell>
          <table:table-cell table:number-columns-repeated="2" office:value-type="float" office:value="152.269">
            <text:p>152.269</text:p>
          </table:table-cell>
          <table:table-cell office:value-type="float" office:value="121.816">
            <text:p>121.816</text:p>
          </table:table-cell>
          <table:table-cell office:value-type="float" office:value="165.566">
            <text:p>165.566</text:p>
          </table:table-cell>
          <table:table-cell office:value-type="float" office:value="662.265">
            <text:p>662.265</text:p>
          </table:table-cell>
          <table:table-cell table:number-columns-repeated="2" office:value-type="float" office:value="114.538">
            <text:p>114.538</text:p>
          </table:table-cell>
          <table:table-cell table:number-columns-repeated="3" office:value-type="float" office:value="147.412">
            <text:p>147.412</text:p>
          </table:table-cell>
          <table:table-cell/>
        </table:table-row>
        <table:table-row table:style-name="ro1">
          <table:table-cell office:value-type="string">
            <text:p>ship_tel_l_trans_container_01_b_macro</text:p>
          </table:table-cell>
          <table:table-cell office:value-type="string">
            <text:p>freight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482.471">
            <text:p>482.471</text:p>
          </table:table-cell>
          <table:table-cell table:number-columns-repeated="2" office:value-type="float" office:value="168.882">
            <text:p>168.882</text:p>
          </table:table-cell>
          <table:table-cell office:value-type="float" office:value="135.105">
            <text:p>135.105</text:p>
          </table:table-cell>
          <table:table-cell office:value-type="float" office:value="187.68">
            <text:p>187.68</text:p>
          </table:table-cell>
          <table:table-cell office:value-type="float" office:value="750.718">
            <text:p>750.718</text:p>
          </table:table-cell>
          <table:table-cell table:number-columns-repeated="2" office:value-type="float" office:value="137.446">
            <text:p>137.446</text:p>
          </table:table-cell>
          <table:table-cell table:number-columns-repeated="3" office:value-type="float" office:value="163.494">
            <text:p>163.494</text:p>
          </table:table-cell>
          <table:table-cell/>
        </table:table-row>
        <table:table-row table:style-name="ro1">
          <table:table-cell office:value-type="string">
            <text:p>ship_tel_l_trans_container_02_a_macro</text:p>
          </table:table-cell>
          <table:table-cell office:value-type="string">
            <text:p>freight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367.5">
            <text:p>367.5</text:p>
          </table:table-cell>
          <table:table-cell table:number-columns-repeated="2" office:value-type="float" office:value="147.394">
            <text:p>147.394</text:p>
          </table:table-cell>
          <table:table-cell office:value-type="float" office:value="117.916">
            <text:p>117.916</text:p>
          </table:table-cell>
          <table:table-cell office:value-type="float" office:value="156.062">
            <text:p>156.062</text:p>
          </table:table-cell>
          <table:table-cell office:value-type="float" office:value="624.25">
            <text:p>624.25</text:p>
          </table:table-cell>
          <table:table-cell table:number-columns-repeated="2" office:value-type="float" office:value="100.592">
            <text:p>100.592</text:p>
          </table:table-cell>
          <table:table-cell table:number-columns-repeated="3" office:value-type="float" office:value="140.5">
            <text:p>140.5</text:p>
          </table:table-cell>
          <table:table-cell/>
        </table:table-row>
        <table:table-row table:style-name="ro1">
          <table:table-cell office:value-type="string">
            <text:p>ship_tel_l_trans_container_02_b_macro</text:p>
          </table:table-cell>
          <table:table-cell office:value-type="string">
            <text:p>freight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441">
            <text:p>441</text:p>
          </table:table-cell>
          <table:table-cell table:number-columns-repeated="2" office:value-type="float" office:value="162.816">
            <text:p>162.816</text:p>
          </table:table-cell>
          <table:table-cell office:value-type="float" office:value="130.253">
            <text:p>130.253</text:p>
          </table:table-cell>
          <table:table-cell office:value-type="float" office:value="176.275">
            <text:p>176.275</text:p>
          </table:table-cell>
          <table:table-cell office:value-type="float" office:value="705.1">
            <text:p>705.1</text:p>
          </table:table-cell>
          <table:table-cell table:number-columns-repeated="2" office:value-type="float" office:value="120.71">
            <text:p>120.71</text:p>
          </table:table-cell>
          <table:table-cell table:number-columns-repeated="3" office:value-type="float" office:value="155.2">
            <text:p>155.2</text:p>
          </table:table-cell>
          <table:table-cell/>
        </table:table-row>
        <table:table-row table:style-name="ro1">
          <table:table-cell office:value-type="string">
            <text:p>ship_tel_l_trans_container_03_a_macro</text:p>
          </table:table-cell>
          <table:table-cell office:value-type="string">
            <text:p>freight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490.528">
            <text:p>490.528</text:p>
          </table:table-cell>
          <table:table-cell table:number-columns-repeated="2" office:value-type="float" office:value="208.073">
            <text:p>208.073</text:p>
          </table:table-cell>
          <table:table-cell office:value-type="float" office:value="166.458">
            <text:p>166.458</text:p>
          </table:table-cell>
          <table:table-cell office:value-type="float" office:value="189.895">
            <text:p>189.895</text:p>
          </table:table-cell>
          <table:table-cell office:value-type="float" office:value="759.58">
            <text:p>759.58</text:p>
          </table:table-cell>
          <table:table-cell table:number-columns-repeated="2" office:value-type="float" office:value="62.555">
            <text:p>62.555</text:p>
          </table:table-cell>
          <table:table-cell table:number-columns-repeated="3" office:value-type="float" office:value="165.106">
            <text:p>165.1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arg_l_miner_liquid_01_a_macro</text:p>
          </table:table-cell>
          <table:table-cell office:value-type="string">
            <text:p>largemin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05.27">
            <text:p>205.27</text:p>
          </table:table-cell>
          <table:table-cell table:number-columns-repeated="2" office:value-type="float" office:value="133.749">
            <text:p>133.749</text:p>
          </table:table-cell>
          <table:table-cell office:value-type="float" office:value="106.999">
            <text:p>106.999</text:p>
          </table:table-cell>
          <table:table-cell office:value-type="float" office:value="56.738">
            <text:p>56.738</text:p>
          </table:table-cell>
          <table:table-cell office:value-type="float" office:value="324.216">
            <text:p>324.216</text:p>
          </table:table-cell>
          <table:table-cell table:number-columns-repeated="2" office:value-type="float" office:value="66">
            <text:p>66</text:p>
          </table:table-cell>
          <table:table-cell table:number-columns-repeated="3" office:value-type="float" office:value="140.897">
            <text:p>140.897</text:p>
          </table:table-cell>
          <table:table-cell/>
        </table:table-row>
        <table:table-row table:style-name="ro1">
          <table:table-cell office:value-type="string">
            <text:p>ship_arg_l_miner_liquid_01_b_macro</text:p>
          </table:table-cell>
          <table:table-cell office:value-type="string">
            <text:p>largemin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46.324">
            <text:p>246.324</text:p>
          </table:table-cell>
          <table:table-cell table:number-columns-repeated="2" office:value-type="float" office:value="147.778">
            <text:p>147.778</text:p>
          </table:table-cell>
          <table:table-cell office:value-type="float" office:value="118.223">
            <text:p>118.223</text:p>
          </table:table-cell>
          <table:table-cell office:value-type="float" office:value="62.485">
            <text:p>62.485</text:p>
          </table:table-cell>
          <table:table-cell office:value-type="float" office:value="357.059">
            <text:p>357.059</text:p>
          </table:table-cell>
          <table:table-cell table:number-columns-repeated="2" office:value-type="float" office:value="78">
            <text:p>78</text:p>
          </table:table-cell>
          <table:table-cell table:number-columns-repeated="3" office:value-type="float" office:value="155.677">
            <text:p>155.677</text:p>
          </table:table-cell>
          <table:table-cell/>
        </table:table-row>
        <table:table-row table:style-name="ro1">
          <table:table-cell office:value-type="string">
            <text:p>ship_arg_l_miner_solid_01_a_macro</text:p>
          </table:table-cell>
          <table:table-cell office:value-type="string">
            <text:p>largemin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04.245">
            <text:p>204.245</text:p>
          </table:table-cell>
          <table:table-cell table:number-columns-repeated="2" office:value-type="float" office:value="132.733">
            <text:p>132.733</text:p>
          </table:table-cell>
          <table:table-cell office:value-type="float" office:value="106.186">
            <text:p>106.186</text:p>
          </table:table-cell>
          <table:table-cell office:value-type="float" office:value="56.594">
            <text:p>56.594</text:p>
          </table:table-cell>
          <table:table-cell office:value-type="float" office:value="323.396">
            <text:p>323.396</text:p>
          </table:table-cell>
          <table:table-cell table:number-columns-repeated="2" office:value-type="float" office:value="66">
            <text:p>66</text:p>
          </table:table-cell>
          <table:table-cell table:number-columns-repeated="3" office:value-type="float" office:value="140.528">
            <text:p>140.528</text:p>
          </table:table-cell>
          <table:table-cell/>
        </table:table-row>
        <table:table-row table:style-name="ro1">
          <table:table-cell office:value-type="string">
            <text:p>ship_arg_l_miner_solid_01_b_macro</text:p>
          </table:table-cell>
          <table:table-cell office:value-type="string">
            <text:p>largemin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45.094">
            <text:p>245.094</text:p>
          </table:table-cell>
          <table:table-cell table:number-columns-repeated="2" office:value-type="float" office:value="146.623">
            <text:p>146.623</text:p>
          </table:table-cell>
          <table:table-cell office:value-type="float" office:value="117.298">
            <text:p>117.298</text:p>
          </table:table-cell>
          <table:table-cell office:value-type="float" office:value="62.313">
            <text:p>62.313</text:p>
          </table:table-cell>
          <table:table-cell office:value-type="float" office:value="356.076">
            <text:p>356.076</text:p>
          </table:table-cell>
          <table:table-cell table:number-columns-repeated="2" office:value-type="float" office:value="78">
            <text:p>78</text:p>
          </table:table-cell>
          <table:table-cell table:number-columns-repeated="3" office:value-type="float" office:value="155.234">
            <text:p>155.234</text:p>
          </table:table-cell>
          <table:table-cell/>
        </table:table-row>
        <table:table-row table:style-name="ro1">
          <table:table-cell office:value-type="string">
            <text:p>ship_par_l_miner_liquid_01_a_macro</text:p>
          </table:table-cell>
          <table:table-cell office:value-type="string">
            <text:p>largemin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180.944">
            <text:p>180.94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8.456">
            <text:p>88.456</text:p>
          </table:table-cell>
          <table:table-cell office:value-type="float" office:value="49.999">
            <text:p>49.999</text:p>
          </table:table-cell>
          <table:table-cell office:value-type="float" office:value="285.708">
            <text:p>285.708</text:p>
          </table:table-cell>
          <table:table-cell table:number-columns-repeated="2" office:value-type="float" office:value="137.021">
            <text:p>137.021</text:p>
          </table:table-cell>
          <table:table-cell table:number-columns-repeated="3" office:value-type="float" office:value="132.14">
            <text:p>132.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miner_liquid_01_b_macro</text:p>
          </table:table-cell>
          <table:table-cell office:value-type="string">
            <text:p>largemin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17.132">
            <text:p>217.13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97.178">
            <text:p>97.178</text:p>
          </table:table-cell>
          <table:table-cell office:value-type="float" office:value="54.749">
            <text:p>54.749</text:p>
          </table:table-cell>
          <table:table-cell office:value-type="float" office:value="312.849">
            <text:p>312.849</text:p>
          </table:table-cell>
          <table:table-cell table:number-columns-repeated="2" office:value-type="float" office:value="164.425">
            <text:p>164.425</text:p>
          </table:table-cell>
          <table:table-cell table:number-columns-repeated="3" office:value-type="float" office:value="145.168">
            <text:p>145.1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miner_liquid_02_a_macro</text:p>
          </table:table-cell>
          <table:table-cell office:value-type="string">
            <text:p>largemin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153.679">
            <text:p>153.67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9.382">
            <text:p>79.382</text:p>
          </table:table-cell>
          <table:table-cell office:value-type="float" office:value="46.42">
            <text:p>46.42</text:p>
          </table:table-cell>
          <table:table-cell office:value-type="float" office:value="265.259">
            <text:p>265.259</text:p>
          </table:table-cell>
          <table:table-cell table:number-columns-repeated="2"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miner_solid_01_a_macro</text:p>
          </table:table-cell>
          <table:table-cell office:value-type="string">
            <text:p>largemin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180.944">
            <text:p>180.94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8.456">
            <text:p>88.456</text:p>
          </table:table-cell>
          <table:table-cell office:value-type="float" office:value="49.999">
            <text:p>49.999</text:p>
          </table:table-cell>
          <table:table-cell office:value-type="float" office:value="285.708">
            <text:p>285.708</text:p>
          </table:table-cell>
          <table:table-cell table:number-columns-repeated="2" office:value-type="float" office:value="137.021">
            <text:p>137.021</text:p>
          </table:table-cell>
          <table:table-cell table:number-columns-repeated="3" office:value-type="float" office:value="132.14">
            <text:p>132.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miner_solid_01_b_macro</text:p>
          </table:table-cell>
          <table:table-cell office:value-type="string">
            <text:p>largemin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17.132">
            <text:p>217.13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97.178">
            <text:p>97.178</text:p>
          </table:table-cell>
          <table:table-cell office:value-type="float" office:value="54.749">
            <text:p>54.749</text:p>
          </table:table-cell>
          <table:table-cell office:value-type="float" office:value="312.849">
            <text:p>312.849</text:p>
          </table:table-cell>
          <table:table-cell table:number-columns-repeated="2" office:value-type="float" office:value="164.425">
            <text:p>164.425</text:p>
          </table:table-cell>
          <table:table-cell table:number-columns-repeated="3" office:value-type="float" office:value="145.168">
            <text:p>145.1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l_miner_solid_02_a_macro</text:p>
          </table:table-cell>
          <table:table-cell office:value-type="string">
            <text:p>largemin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153.678">
            <text:p>153.67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9.382">
            <text:p>79.382</text:p>
          </table:table-cell>
          <table:table-cell office:value-type="float" office:value="46.42">
            <text:p>46.42</text:p>
          </table:table-cell>
          <table:table-cell office:value-type="float" office:value="265.259">
            <text:p>265.259</text:p>
          </table:table-cell>
          <table:table-cell table:number-columns-repeated="2"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l_miner_liquid_01_a_macro</text:p>
          </table:table-cell>
          <table:table-cell office:value-type="string">
            <text:p>largemin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35.019">
            <text:p>235.01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31.818">
            <text:p>131.818</text:p>
          </table:table-cell>
          <table:table-cell office:value-type="float" office:value="83.741">
            <text:p>83.741</text:p>
          </table:table-cell>
          <table:table-cell office:value-type="float" office:value="478.521">
            <text:p>478.521</text:p>
          </table:table-cell>
          <table:table-cell table:number-columns-repeated="2" office:value-type="float" office:value="70">
            <text:p>70</text:p>
          </table:table-cell>
          <table:table-cell table:number-columns-repeated="3" office:value-type="float" office:value="151.607">
            <text:p>151.6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l_miner_liquid_01_b_macro</text:p>
          </table:table-cell>
          <table:table-cell office:value-type="string">
            <text:p>largemin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82.023">
            <text:p>282.023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6.531">
            <text:p>146.531</text:p>
          </table:table-cell>
          <table:table-cell office:value-type="float" office:value="92.789">
            <text:p>92.789</text:p>
          </table:table-cell>
          <table:table-cell office:value-type="float" office:value="530.225">
            <text:p>530.225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168.528">
            <text:p>168.5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l_miner_liquid_02_a_macro</text:p>
          </table:table-cell>
          <table:table-cell office:value-type="string">
            <text:p>largemin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66.716">
            <text:p>266.716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18.747">
            <text:p>118.747</text:p>
          </table:table-cell>
          <table:table-cell office:value-type="float" office:value="89.843">
            <text:p>89.843</text:p>
          </table:table-cell>
          <table:table-cell office:value-type="float" office:value="460">
            <text:p>460</text:p>
          </table:table-cell>
          <table:table-cell table:number-columns-repeated="2" office:value-type="float" office:value="55">
            <text:p>55</text:p>
          </table:table-cell>
          <table:table-cell table:number-columns-repeated="3" office:value-type="float" office:value="120.343">
            <text:p>120.3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l_miner_solid_01_a_macro</text:p>
          </table:table-cell>
          <table:table-cell office:value-type="string">
            <text:p>largemin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35.019">
            <text:p>235.01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31.818">
            <text:p>131.818</text:p>
          </table:table-cell>
          <table:table-cell office:value-type="float" office:value="83.741">
            <text:p>83.741</text:p>
          </table:table-cell>
          <table:table-cell office:value-type="float" office:value="478.521">
            <text:p>478.521</text:p>
          </table:table-cell>
          <table:table-cell table:number-columns-repeated="2" office:value-type="float" office:value="104.731">
            <text:p>104.731</text:p>
          </table:table-cell>
          <table:table-cell table:number-columns-repeated="3" office:value-type="float" office:value="151.607">
            <text:p>151.6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l_miner_solid_01_b_macro</text:p>
          </table:table-cell>
          <table:table-cell office:value-type="string">
            <text:p>largemin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82.023">
            <text:p>282.023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6.531">
            <text:p>146.531</text:p>
          </table:table-cell>
          <table:table-cell office:value-type="float" office:value="92.789">
            <text:p>92.789</text:p>
          </table:table-cell>
          <table:table-cell office:value-type="float" office:value="530.225">
            <text:p>530.225</text:p>
          </table:table-cell>
          <table:table-cell table:number-columns-repeated="2" office:value-type="float" office:value="125.677">
            <text:p>125.677</text:p>
          </table:table-cell>
          <table:table-cell table:number-columns-repeated="3" office:value-type="float" office:value="168.528">
            <text:p>168.5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l_miner_solid_02_a_macro</text:p>
          </table:table-cell>
          <table:table-cell office:value-type="string">
            <text:p>largeminer</text:p>
          </table:table-cell>
          <table:table-cell office:value-type="string">
            <text:p>teladi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267.133">
            <text:p>267.133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19.015">
            <text:p>119.015</text:p>
          </table:table-cell>
          <table:table-cell office:value-type="float" office:value="89.923">
            <text:p>89.923</text:p>
          </table:table-cell>
          <table:table-cell office:value-type="float" office:value="440">
            <text:p>440</text:p>
          </table:table-cell>
          <table:table-cell table:number-columns-repeated="2" office:value-type="float" office:value="55">
            <text:p>55</text:p>
          </table:table-cell>
          <table:table-cell table:number-columns-repeated="3" office:value-type="float" office:value="120.427">
            <text:p>120.427</text:p>
          </table:table-cell>
          <table:table-cell office:value-type="float" office:value="1">
            <text:p>1</text:p>
          </table:table-cell>
        </table:table-row>
      </table:table>
      <table:table table:name="M Ships" table:style-name="ta1" table:print="false">
        <table:table-column table:style-name="co2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>
            <text:p>macro_name</text:p>
          </table:table-cell>
          <table:table-cell office:value-type="string">
            <text:p>ship_type</text:p>
          </table:table-cell>
          <table:table-cell office:value-type="string">
            <text:p>maker_race</text:p>
          </table:table-cell>
          <table:table-cell office:value-type="string">
            <text:p>forward_accel</text:p>
          </table:table-cell>
          <table:table-cell office:value-type="string">
            <text:p>forward_decel</text:p>
          </table:table-cell>
          <table:table-cell office:value-type="string">
            <text:p>forward_ratio</text:p>
          </table:table-cell>
          <table:table-cell office:value-type="string">
            <text:p>boost_accel</text:p>
          </table:table-cell>
          <table:table-cell office:value-type="string">
            <text:p>boost_ratio</text:p>
          </table:table-cell>
          <table:table-cell office:value-type="string">
            <text:p>travel_accel</text:p>
          </table:table-cell>
          <table:table-cell office:value-type="string">
            <text:p>travel_decel</text:p>
          </table:table-cell>
          <table:table-cell office:value-type="string">
            <text:p>travel_ratio</text:p>
          </table:table-cell>
          <table:table-cell office:value-type="string">
            <text:p>strafe</text:p>
          </table:table-cell>
          <table:table-cell office:value-type="string">
            <text:p>angular</text:p>
          </table:table-cell>
          <table:table-cell office:value-type="string">
            <text:p>mass</text:p>
          </table:table-cell>
          <table:table-cell office:value-type="string">
            <text:p>inertia_pitch</text:p>
          </table:table-cell>
          <table:table-cell office:value-type="string">
            <text:p>inertia_yaw</text:p>
          </table:table-cell>
          <table:table-cell office:value-type="string">
            <text:p>inertia_roll</text:p>
          </table:table-cell>
          <table:table-cell office:value-type="string">
            <text:p>drag_forward</text:p>
          </table:table-cell>
          <table:table-cell office:value-type="string">
            <text:p>drag_reverse</text:p>
          </table:table-cell>
          <table:table-cell office:value-type="string">
            <text:p>drag_horizontal</text:p>
          </table:table-cell>
          <table:table-cell office:value-type="string">
            <text:p>drag_vertical</text:p>
          </table:table-cell>
          <table:table-cell office:value-type="string">
            <text:p>drag_pitch</text:p>
          </table:table-cell>
          <table:table-cell office:value-type="string">
            <text:p>drag_yaw</text:p>
          </table:table-cell>
          <table:table-cell office:value-type="string">
            <text:p>drag_roll</text:p>
          </table:table-cell>
          <table:table-cell office:value-type="string">
            <text:p>accfactor_forward</text:p>
          </table:table-cell>
        </table:table-row>
        <table:table-row table:style-name="ro1">
          <table:table-cell office:value-type="string">
            <text:p>ship_par_m_corvette_01_a_macro</text:p>
          </table:table-cell>
          <table:table-cell office:value-type="string">
            <text:p>corvette</text:p>
          </table:table-cell>
          <table:table-cell office:value-type="string">
            <text:p>paranid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22">
            <text:p>22</text:p>
          </table:table-cell>
          <table:table-cell table:number-columns-repeated="2" office:value-type="float" office:value="3.214">
            <text:p>3.214</text:p>
          </table:table-cell>
          <table:table-cell office:value-type="float" office:value="2.572">
            <text:p>2.572</text:p>
          </table:table-cell>
          <table:table-cell office:value-type="float" office:value="3.547">
            <text:p>3.547</text:p>
          </table:table-cell>
          <table:table-cell office:value-type="float" office:value="14.188">
            <text:p>14.188</text:p>
          </table:table-cell>
          <table:table-cell table:number-columns-repeated="2" office:value-type="float" office:value="11.8">
            <text:p>11.8</text:p>
          </table:table-cell>
          <table:table-cell table:number-columns-repeated="3" office:value-type="float" office:value="7.739">
            <text:p>7.739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ship_par_m_corvette_01_b_macro</text:p>
          </table:table-cell>
          <table:table-cell office:value-type="string">
            <text:p>corvette</text:p>
          </table:table-cell>
          <table:table-cell office:value-type="string">
            <text:p>paranid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26.5">
            <text:p>26.5</text:p>
          </table:table-cell>
          <table:table-cell table:number-columns-repeated="2" office:value-type="float" office:value="3.67">
            <text:p>3.67</text:p>
          </table:table-cell>
          <table:table-cell office:value-type="float" office:value="2.936">
            <text:p>2.936</text:p>
          </table:table-cell>
          <table:table-cell office:value-type="float" office:value="4.05">
            <text:p>4.05</text:p>
          </table:table-cell>
          <table:table-cell office:value-type="float" office:value="16.2">
            <text:p>16.2</text:p>
          </table:table-cell>
          <table:table-cell table:number-columns-repeated="2" office:value-type="float" office:value="13.5">
            <text:p>13.5</text:p>
          </table:table-cell>
          <table:table-cell table:number-columns-repeated="3" office:value-type="float" office:value="8.836">
            <text:p>8.83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ship_xen_m_corvette_01_a_macro</text:p>
          </table:table-cell>
          <table:table-cell office:value-type="string">
            <text:p>corvette</text:p>
          </table:table-cell>
          <table:table-cell office:value-type="string">
            <text:p>xenon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1.36">
            <text:p>21.36</text:p>
          </table:table-cell>
          <table:table-cell table:number-columns-repeated="2" office:value-type="float" office:value="4.236">
            <text:p>4.236</text:p>
          </table:table-cell>
          <table:table-cell office:value-type="float" office:value="3.389">
            <text:p>3.389</text:p>
          </table:table-cell>
          <table:table-cell office:value-type="float" office:value="4.312">
            <text:p>4.312</text:p>
          </table:table-cell>
          <table:table-cell office:value-type="float" office:value="17.248">
            <text:p>17.248</text:p>
          </table:table-cell>
          <table:table-cell table:number-columns-repeated="2" office:value-type="float" office:value="13.303">
            <text:p>13.303</text:p>
          </table:table-cell>
          <table:table-cell table:number-columns-repeated="3" office:value-type="float" office:value="10.584">
            <text:p>10.5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xen_m_corvette_02_a_macro</text:p>
          </table:table-cell>
          <table:table-cell office:value-type="string">
            <text:p>corvette</text:p>
          </table:table-cell>
          <table:table-cell office:value-type="string">
            <text:p>xenon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4.634">
            <text:p>24.634</text:p>
          </table:table-cell>
          <table:table-cell table:number-columns-repeated="2" office:value-type="float" office:value="7.1">
            <text:p>7.1</text:p>
          </table:table-cell>
          <table:table-cell office:value-type="float" office:value="6.3">
            <text:p>6.3</text:p>
          </table:table-cell>
          <table:table-cell office:value-type="float" office:value="11.906">
            <text:p>11.906</text:p>
          </table:table-cell>
          <table:table-cell office:value-type="float" office:value="47.622">
            <text:p>47.622</text:p>
          </table:table-cell>
          <table:table-cell table:number-columns-repeated="2" office:value-type="float" office:value="14.756">
            <text:p>14.756</text:p>
          </table:table-cell>
          <table:table-cell table:number-columns-repeated="3" office:value-type="float" office:value="8.659">
            <text:p>8.659</text:p>
          </table:table-cell>
          <table:table-cell/>
        </table:table-row>
        <table:table-row table:style-name="ro1">
          <table:table-cell office:value-type="string">
            <text:p>ship_xen_m_fighter_01_a_macro</text:p>
          </table:table-cell>
          <table:table-cell office:value-type="string">
            <text:p>corvette</text:p>
          </table:table-cell>
          <table:table-cell office:value-type="string">
            <text:p>xenon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5.959">
            <text:p>25.959</text:p>
          </table:table-cell>
          <table:table-cell table:number-columns-repeated="2" office:value-type="float" office:value="4.561">
            <text:p>4.561</text:p>
          </table:table-cell>
          <table:table-cell office:value-type="float" office:value="3.649">
            <text:p>3.649</text:p>
          </table:table-cell>
          <table:table-cell office:value-type="float" office:value="4.944">
            <text:p>4.944</text:p>
          </table:table-cell>
          <table:table-cell office:value-type="float" office:value="19.777">
            <text:p>19.777</text:p>
          </table:table-cell>
          <table:table-cell table:number-columns-repeated="2" office:value-type="float" office:value="14.641">
            <text:p>14.641</text:p>
          </table:table-cell>
          <table:table-cell table:number-columns-repeated="3" office:value-type="float" office:value="8.99">
            <text:p>8.99</text:p>
          </table:table-cell>
          <table:table-cell/>
        </table:table-row>
        <table:table-row table:style-name="ro1">
          <table:table-cell office:value-type="string">
            <text:p>ship_arg_m_frigate_01_a_macro</text:p>
          </table:table-cell>
          <table:table-cell office:value-type="string">
            <text:p>frigate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34.432">
            <text:p>34.432</text:p>
          </table:table-cell>
          <table:table-cell table:number-columns-repeated="2" office:value-type="float" office:value="3.663">
            <text:p>3.663</text:p>
          </table:table-cell>
          <table:table-cell office:value-type="float" office:value="2.93">
            <text:p>2.9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2" office:value-type="float" office:value="9.5">
            <text:p>9.5</text:p>
          </table:table-cell>
          <table:table-cell table:number-columns-repeated="2" office:value-type="float" office:value="8.4">
            <text:p>8.4</text:p>
          </table:table-cell>
          <table:table-cell office:value-type="float" office:value="9">
            <text:p>9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ship_arg_m_frigate_01_b_macro</text:p>
          </table:table-cell>
          <table:table-cell office:value-type="string">
            <text:p>frigate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41.318">
            <text:p>41.318</text:p>
          </table:table-cell>
          <table:table-cell table:number-columns-repeated="2" office:value-type="float" office:value="4.23">
            <text:p>4.23</text:p>
          </table:table-cell>
          <table:table-cell office:value-type="float" office:value="3.384">
            <text:p>3.384</text:p>
          </table:table-cell>
          <table:table-cell office:value-type="float" office:value="9.9">
            <text:p>9.9</text:p>
          </table:table-cell>
          <table:table-cell office:value-type="float" office:value="28">
            <text:p>28</text:p>
          </table:table-cell>
          <table:table-cell table:number-columns-repeated="2" office:value-type="float" office:value="10.5">
            <text:p>10.5</text:p>
          </table:table-cell>
          <table:table-cell table:number-columns-repeated="2" office:value-type="float" office:value="9.4">
            <text:p>9.4</text:p>
          </table:table-cell>
          <table:table-cell office:value-type="float" office:value="9.8">
            <text:p>9.8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ship_par_m_frigate_01_a_macro</text:p>
          </table:table-cell>
          <table:table-cell office:value-type="string">
            <text:p>frigate</text:p>
          </table:table-cell>
          <table:table-cell office:value-type="string">
            <text:p>paranid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37">
            <text:p>37</text:p>
          </table:table-cell>
          <table:table-cell table:number-columns-repeated="2" office:value-type="float" office:value="4.791">
            <text:p>4.791</text:p>
          </table:table-cell>
          <table:table-cell office:value-type="float" office:value="3.833">
            <text:p>3.833</text:p>
          </table:table-cell>
          <table:table-cell office:value-type="float" office:value="10.315">
            <text:p>10.315</text:p>
          </table:table-cell>
          <table:table-cell office:value-type="float" office:value="28.882">
            <text:p>28.882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9.4">
            <text:p>9.4</text:p>
          </table:table-cell>
          <table:table-cell office:value-type="float" office:value="11.6">
            <text:p>11.6</text:p>
          </table:table-cell>
          <table:table-cell office:value-type="float" office:value="9">
            <text:p>9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ship_par_m_frigate_01_b_macro</text:p>
          </table:table-cell>
          <table:table-cell office:value-type="string">
            <text:p>frigate</text:p>
          </table:table-cell>
          <table:table-cell office:value-type="string">
            <text:p>paranid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44">
            <text:p>44</text:p>
          </table:table-cell>
          <table:table-cell table:number-columns-repeated="2" office:value-type="float" office:value="5.557">
            <text:p>5.557</text:p>
          </table:table-cell>
          <table:table-cell office:value-type="float" office:value="4.446">
            <text:p>4.446</text:p>
          </table:table-cell>
          <table:table-cell office:value-type="float" office:value="11.965">
            <text:p>11.965</text:p>
          </table:table-cell>
          <table:table-cell office:value-type="float" office:value="33.503">
            <text:p>33.503</text:p>
          </table:table-cell>
          <table:table-cell table:number-columns-repeated="2" office:value-type="float" office:value="11.5">
            <text:p>11.5</text:p>
          </table:table-cell>
          <table:table-cell office:value-type="float" office:value="10.4">
            <text:p>10.4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ship_tel_m_frigate_01_a_macro</text:p>
          </table:table-cell>
          <table:table-cell office:value-type="string">
            <text:p>frigate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68.683">
            <text:p>68.683</text:p>
          </table:table-cell>
          <table:table-cell table:number-columns-repeated="2" office:value-type="float" office:value="7.188">
            <text:p>7.188</text:p>
          </table:table-cell>
          <table:table-cell office:value-type="float" office:value="5.75">
            <text:p>5.75</text:p>
          </table:table-cell>
          <table:table-cell office:value-type="float" office:value="15.1">
            <text:p>15.1</text:p>
          </table:table-cell>
          <table:table-cell office:value-type="float" office:value="39">
            <text:p>39</text:p>
          </table:table-cell>
          <table:table-cell table:number-columns-repeated="2" office:value-type="float" office:value="16.597">
            <text:p>16.597</text:p>
          </table:table-cell>
          <table:table-cell table:number-columns-repeated="2" office:value-type="float" office:value="13.8">
            <text:p>13.8</text:p>
          </table:table-cell>
          <table:table-cell office:value-type="float" office:value="15">
            <text:p>15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hip_tel_m_frigate_01_b_macro</text:p>
          </table:table-cell>
          <table:table-cell office:value-type="string">
            <text:p>frigate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82.42">
            <text:p>82.42</text:p>
          </table:table-cell>
          <table:table-cell table:number-columns-repeated="2" office:value-type="float" office:value="8.443">
            <text:p>8.443</text:p>
          </table:table-cell>
          <table:table-cell office:value-type="float" office:value="6.754">
            <text:p>6.754</text:p>
          </table:table-cell>
          <table:table-cell office:value-type="float" office:value="19">
            <text:p>19</text:p>
          </table:table-cell>
          <table:table-cell office:value-type="float" office:value="58.71">
            <text:p>58.71</text:p>
          </table:table-cell>
          <table:table-cell table:number-columns-repeated="2" office:value-type="float" office:value="19.916">
            <text:p>19.916</text:p>
          </table:table-cell>
          <table:table-cell table:number-columns-repeated="3" office:value-type="float" office:value="16.173">
            <text:p>16.173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hip_arg_m_bomber_01_a_macro</text:p>
          </table:table-cell>
          <table:table-cell office:value-type="string">
            <text:p>gunboat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28.75">
            <text:p>28.75</text:p>
          </table:table-cell>
          <table:table-cell table:number-columns-repeated="2" office:value-type="float" office:value="5.723">
            <text:p>5.723</text:p>
          </table:table-cell>
          <table:table-cell office:value-type="float" office:value="4.578">
            <text:p>4.578</text:p>
          </table:table-cell>
          <table:table-cell office:value-type="float" office:value="5.443">
            <text:p>5.443</text:p>
          </table:table-cell>
          <table:table-cell office:value-type="float" office:value="21.773">
            <text:p>21.773</text:p>
          </table:table-cell>
          <table:table-cell table:number-columns-repeated="2" office:value-type="float" office:value="13.85">
            <text:p>13.85</text:p>
          </table:table-cell>
          <table:table-cell table:number-columns-repeated="3" office:value-type="float" office:value="9.897">
            <text:p>9.897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ship_arg_m_bomber_01_b_macro</text:p>
          </table:table-cell>
          <table:table-cell office:value-type="string">
            <text:p>gunboat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33">
            <text:p>33</text:p>
          </table:table-cell>
          <table:table-cell table:number-columns-repeated="2" office:value-type="float" office:value="6.578">
            <text:p>6.578</text:p>
          </table:table-cell>
          <table:table-cell office:value-type="float" office:value="5.263">
            <text:p>5.263</text:p>
          </table:table-cell>
          <table:table-cell office:value-type="float" office:value="6.257">
            <text:p>6.257</text:p>
          </table:table-cell>
          <table:table-cell office:value-type="float" office:value="25.028">
            <text:p>25.028</text:p>
          </table:table-cell>
          <table:table-cell table:number-columns-repeated="2" office:value-type="float" office:value="16.62">
            <text:p>16.62</text:p>
          </table:table-cell>
          <table:table-cell table:number-columns-repeated="3" office:value-type="float" office:value="11.376">
            <text:p>11.37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ship_tel_m_bomber_01_a_macro</text:p>
          </table:table-cell>
          <table:table-cell office:value-type="string">
            <text:p>gunboat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8.434">
            <text:p>28.434</text:p>
          </table:table-cell>
          <table:table-cell table:number-columns-repeated="2" office:value-type="float" office:value="5.34">
            <text:p>5.34</text:p>
          </table:table-cell>
          <table:table-cell office:value-type="float" office:value="4.272">
            <text:p>4.272</text:p>
          </table:table-cell>
          <table:table-cell office:value-type="float" office:value="9">
            <text:p>9</text:p>
          </table:table-cell>
          <table:table-cell office:value-type="float" office:value="34.879">
            <text:p>34.879</text:p>
          </table:table-cell>
          <table:table-cell table:number-columns-repeated="2" office:value-type="float" office:value="14.177">
            <text:p>14.177</text:p>
          </table:table-cell>
          <table:table-cell table:number-columns-repeated="3" office:value-type="float" office:value="9.609">
            <text:p>9.609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hip_tel_m_bomber_01_b_macro</text:p>
          </table:table-cell>
          <table:table-cell office:value-type="string">
            <text:p>gunboat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34.121">
            <text:p>34.121</text:p>
          </table:table-cell>
          <table:table-cell table:number-columns-repeated="2" office:value-type="float" office:value="6.13">
            <text:p>6.13</text:p>
          </table:table-cell>
          <table:table-cell office:value-type="float" office:value="4.904">
            <text:p>4.904</text:p>
          </table:table-cell>
          <table:table-cell office:value-type="float" office:value="10.01">
            <text:p>10.01</text:p>
          </table:table-cell>
          <table:table-cell office:value-type="float" office:value="40.04">
            <text:p>40.04</text:p>
          </table:table-cell>
          <table:table-cell table:number-columns-repeated="2" office:value-type="float" office:value="17.012">
            <text:p>17.012</text:p>
          </table:table-cell>
          <table:table-cell table:number-columns-repeated="3" office:value-type="float" office:value="11.03">
            <text:p>11.03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hip_kha_m_fighter_01_a_macro</text:p>
          </table:table-cell>
          <table:table-cell office:value-type="string">
            <text:p>heavyfighter</text:p>
          </table:table-cell>
          <table:table-cell office:value-type="string">
            <text:p>khaak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3.25">
            <text:p>3.25</text:p>
          </table:table-cell>
          <table:table-cell office:value-type="float" office:value="35">
            <text:p>3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6.5">
            <text:p>6.5</text:p>
          </table:table-cell>
          <table:table-cell/>
        </table:table-row>
        <table:table-row table:style-name="ro1">
          <table:table-cell office:value-type="string">
            <text:p>ship_kha_m_fighter_02_a_macro</text:p>
          </table:table-cell>
          <table:table-cell office:value-type="string">
            <text:p>heavyfighter</text:p>
          </table:table-cell>
          <table:table-cell office:value-type="string">
            <text:p>khaak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6.5">
            <text:p>6.5</text:p>
          </table:table-cell>
          <table:table-cell/>
        </table:table-row>
        <table:table-row table:style-name="ro1">
          <table:table-cell office:value-type="string">
            <text:p>ship_arg_m_miner_liquid_01_a_macro</text:p>
          </table:table-cell>
          <table:table-cell office:value-type="string">
            <text:p>min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30.292">
            <text:p>30.292</text:p>
          </table:table-cell>
          <table:table-cell table:number-columns-repeated="2" office:value-type="float" office:value="9.55">
            <text:p>9.55</text:p>
          </table:table-cell>
          <table:table-cell office:value-type="float" office:value="7.64">
            <text:p>7.64</text:p>
          </table:table-cell>
          <table:table-cell office:value-type="float" office:value="3.878">
            <text:p>3.878</text:p>
          </table:table-cell>
          <table:table-cell office:value-type="float" office:value="22.161">
            <text:p>22.161</text:p>
          </table:table-cell>
          <table:table-cell table:number-columns-repeated="2" office:value-type="float" office:value="24.508">
            <text:p>24.508</text:p>
          </table:table-cell>
          <table:table-cell table:number-columns-repeated="3" office:value-type="float" office:value="16.132">
            <text:p>16.132</text:p>
          </table:table-cell>
          <table:table-cell/>
        </table:table-row>
        <table:table-row table:style-name="ro1">
          <table:table-cell office:value-type="string">
            <text:p>ship_arg_m_miner_liquid_01_b_macro</text:p>
          </table:table-cell>
          <table:table-cell office:value-type="string">
            <text:p>min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38.926">
            <text:p>38.926</text:p>
          </table:table-cell>
          <table:table-cell table:number-columns-repeated="2" office:value-type="float" office:value="11.164">
            <text:p>11.164</text:p>
          </table:table-cell>
          <table:table-cell office:value-type="float" office:value="8.932">
            <text:p>8.932</text:p>
          </table:table-cell>
          <table:table-cell office:value-type="float" office:value="4.709">
            <text:p>4.709</text:p>
          </table:table-cell>
          <table:table-cell office:value-type="float" office:value="26.909">
            <text:p>26.909</text:p>
          </table:table-cell>
          <table:table-cell table:number-columns-repeated="2" office:value-type="float" office:value="29.41">
            <text:p>29.41</text:p>
          </table:table-cell>
          <table:table-cell table:number-columns-repeated="3" office:value-type="float" office:value="18.858">
            <text:p>18.858</text:p>
          </table:table-cell>
          <table:table-cell/>
        </table:table-row>
        <table:table-row table:style-name="ro1">
          <table:table-cell office:value-type="string">
            <text:p>ship_arg_m_miner_solid_01_a_macro</text:p>
          </table:table-cell>
          <table:table-cell office:value-type="string">
            <text:p>min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32.438">
            <text:p>32.438</text:p>
          </table:table-cell>
          <table:table-cell table:number-columns-repeated="2" office:value-type="float" office:value="10.839">
            <text:p>10.839</text:p>
          </table:table-cell>
          <table:table-cell office:value-type="float" office:value="8.671">
            <text:p>8.671</text:p>
          </table:table-cell>
          <table:table-cell office:value-type="float" office:value="4.085">
            <text:p>4.085</text:p>
          </table:table-cell>
          <table:table-cell office:value-type="float" office:value="23.341">
            <text:p>23.341</text:p>
          </table:table-cell>
          <table:table-cell table:number-columns-repeated="2" office:value-type="float" office:value="22.934">
            <text:p>22.934</text:p>
          </table:table-cell>
          <table:table-cell table:number-columns-repeated="3" office:value-type="float" office:value="17.097">
            <text:p>17.097</text:p>
          </table:table-cell>
          <table:table-cell/>
        </table:table-row>
        <table:table-row table:style-name="ro1">
          <table:table-cell office:value-type="string">
            <text:p>ship_arg_m_miner_solid_01_b_macro</text:p>
          </table:table-cell>
          <table:table-cell office:value-type="string">
            <text:p>min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36.351">
            <text:p>36.351</text:p>
          </table:table-cell>
          <table:table-cell table:number-columns-repeated="2" office:value-type="float" office:value="12.69">
            <text:p>12.69</text:p>
          </table:table-cell>
          <table:table-cell office:value-type="float" office:value="10.152">
            <text:p>10.152</text:p>
          </table:table-cell>
          <table:table-cell office:value-type="float" office:value="4.461">
            <text:p>4.461</text:p>
          </table:table-cell>
          <table:table-cell office:value-type="float" office:value="25.493">
            <text:p>25.493</text:p>
          </table:table-cell>
          <table:table-cell table:number-columns-repeated="2" office:value-type="float" office:value="27.52">
            <text:p>27.52</text:p>
          </table:table-cell>
          <table:table-cell table:number-columns-repeated="3" office:value-type="float" office:value="20.017">
            <text:p>20.017</text:p>
          </table:table-cell>
          <table:table-cell/>
        </table:table-row>
        <table:table-row table:style-name="ro1">
          <table:table-cell office:value-type="string">
            <text:p>ship_par_m_miner_liquid_01_a_macro</text:p>
          </table:table-cell>
          <table:table-cell office:value-type="string">
            <text:p>miner</text:p>
          </table:table-cell>
          <table:table-cell office:value-type="string">
            <text:p>paranid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32.96">
            <text:p>32.96</text:p>
          </table:table-cell>
          <table:table-cell table:number-columns-repeated="2" office:value-type="float" office:value="11.165">
            <text:p>11.165</text:p>
          </table:table-cell>
          <table:table-cell office:value-type="float" office:value="8.932">
            <text:p>8.932</text:p>
          </table:table-cell>
          <table:table-cell office:value-type="float" office:value="3.101">
            <text:p>3.101</text:p>
          </table:table-cell>
          <table:table-cell office:value-type="float" office:value="17.721">
            <text:p>17.721</text:p>
          </table:table-cell>
          <table:table-cell table:number-columns-repeated="2" office:value-type="float" office:value="22.484">
            <text:p>22.484</text:p>
          </table:table-cell>
          <table:table-cell table:number-columns-repeated="3" office:value-type="float" office:value="17.332">
            <text:p>17.332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ship_par_m_miner_liquid_01_b_macro</text:p>
          </table:table-cell>
          <table:table-cell office:value-type="string">
            <text:p>miner</text:p>
          </table:table-cell>
          <table:table-cell office:value-type="string">
            <text:p>paranid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39.553">
            <text:p>39.553</text:p>
          </table:table-cell>
          <table:table-cell table:number-columns-repeated="2" office:value-type="float" office:value="13.076">
            <text:p>13.076</text:p>
          </table:table-cell>
          <table:table-cell office:value-type="float" office:value="10.461">
            <text:p>10.461</text:p>
          </table:table-cell>
          <table:table-cell office:value-type="float" office:value="3.577">
            <text:p>3.577</text:p>
          </table:table-cell>
          <table:table-cell office:value-type="float" office:value="20.441">
            <text:p>20.441</text:p>
          </table:table-cell>
          <table:table-cell table:number-columns-repeated="2" office:value-type="float" office:value="26.981">
            <text:p>26.981</text:p>
          </table:table-cell>
          <table:table-cell table:number-columns-repeated="3" office:value-type="float" office:value="20.299">
            <text:p>20.299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ship_par_m_miner_solid_01_a_macro</text:p>
          </table:table-cell>
          <table:table-cell office:value-type="string">
            <text:p>miner</text:p>
          </table:table-cell>
          <table:table-cell office:value-type="string">
            <text:p>paranid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32.961">
            <text:p>32.961</text:p>
          </table:table-cell>
          <table:table-cell table:number-columns-repeated="2" office:value-type="float" office:value="11.165">
            <text:p>11.165</text:p>
          </table:table-cell>
          <table:table-cell office:value-type="float" office:value="8.932">
            <text:p>8.932</text:p>
          </table:table-cell>
          <table:table-cell office:value-type="float" office:value="3.101">
            <text:p>3.101</text:p>
          </table:table-cell>
          <table:table-cell office:value-type="float" office:value="17.721">
            <text:p>17.721</text:p>
          </table:table-cell>
          <table:table-cell table:number-columns-repeated="2" office:value-type="float" office:value="22.484">
            <text:p>22.484</text:p>
          </table:table-cell>
          <table:table-cell table:number-columns-repeated="3" office:value-type="float" office:value="17.332">
            <text:p>17.332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ship_par_m_miner_solid_01_b_macro</text:p>
          </table:table-cell>
          <table:table-cell office:value-type="string">
            <text:p>miner</text:p>
          </table:table-cell>
          <table:table-cell office:value-type="string">
            <text:p>paranid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39.553">
            <text:p>39.553</text:p>
          </table:table-cell>
          <table:table-cell office:value-type="float" office:value="11.165">
            <text:p>11.165</text:p>
          </table:table-cell>
          <table:table-cell office:value-type="float" office:value="13.076">
            <text:p>13.076</text:p>
          </table:table-cell>
          <table:table-cell office:value-type="float" office:value="10.461">
            <text:p>10.461</text:p>
          </table:table-cell>
          <table:table-cell office:value-type="float" office:value="3.577">
            <text:p>3.577</text:p>
          </table:table-cell>
          <table:table-cell office:value-type="float" office:value="20.441">
            <text:p>20.441</text:p>
          </table:table-cell>
          <table:table-cell table:number-columns-repeated="2" office:value-type="float" office:value="26.981">
            <text:p>26.981</text:p>
          </table:table-cell>
          <table:table-cell table:number-columns-repeated="3" office:value-type="float" office:value="20.299">
            <text:p>20.299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ship_tel_m_miner_liquid_01_a_macro</text:p>
          </table:table-cell>
          <table:table-cell office:value-type="string">
            <text:p>min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8.725">
            <text:p>28.725</text:p>
          </table:table-cell>
          <table:table-cell table:number-columns-repeated="2" office:value-type="float" office:value="8.66">
            <text:p>8.66</text:p>
          </table:table-cell>
          <table:table-cell office:value-type="float" office:value="6.928">
            <text:p>6.928</text:p>
          </table:table-cell>
          <table:table-cell office:value-type="float" office:value="4.1">
            <text:p>4.1</text:p>
          </table:table-cell>
          <table:table-cell office:value-type="float" office:value="23.429">
            <text:p>23.429</text:p>
          </table:table-cell>
          <table:table-cell table:number-columns-repeated="2" office:value-type="float" office:value="24">
            <text:p>24</text:p>
          </table:table-cell>
          <table:table-cell table:number-columns-repeated="3" office:value-type="float" office:value="15.426">
            <text:p>15.426</text:p>
          </table:table-cell>
          <table:table-cell/>
        </table:table-row>
        <table:table-row table:style-name="ro1">
          <table:table-cell office:value-type="string">
            <text:p>ship_tel_m_miner_liquid_01_b_macro</text:p>
          </table:table-cell>
          <table:table-cell office:value-type="string">
            <text:p>min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34.47">
            <text:p>34.47</text:p>
          </table:table-cell>
          <table:table-cell table:number-columns-repeated="2" office:value-type="float" office:value="10.111">
            <text:p>10.111</text:p>
          </table:table-cell>
          <table:table-cell office:value-type="float" office:value="8.089">
            <text:p>8.089</text:p>
          </table:table-cell>
          <table:table-cell office:value-type="float" office:value="4.708">
            <text:p>4.708</text:p>
          </table:table-cell>
          <table:table-cell office:value-type="float" office:value="26.904">
            <text:p>26.904</text:p>
          </table:table-cell>
          <table:table-cell table:number-columns-repeated="2" office:value-type="float" office:value="27.4">
            <text:p>27.4</text:p>
          </table:table-cell>
          <table:table-cell table:number-columns-repeated="3" office:value-type="float" office:value="18.011">
            <text:p>18.011</text:p>
          </table:table-cell>
          <table:table-cell/>
        </table:table-row>
        <table:table-row table:style-name="ro1">
          <table:table-cell office:value-type="string">
            <text:p>ship_tel_m_miner_solid_01_a_macro</text:p>
          </table:table-cell>
          <table:table-cell office:value-type="string">
            <text:p>min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8.725">
            <text:p>28.725</text:p>
          </table:table-cell>
          <table:table-cell table:number-columns-repeated="2" office:value-type="float" office:value="8.66">
            <text:p>8.66</text:p>
          </table:table-cell>
          <table:table-cell office:value-type="float" office:value="6.928">
            <text:p>6.928</text:p>
          </table:table-cell>
          <table:table-cell office:value-type="float" office:value="4.1">
            <text:p>4.1</text:p>
          </table:table-cell>
          <table:table-cell office:value-type="float" office:value="23.429">
            <text:p>23.429</text:p>
          </table:table-cell>
          <table:table-cell table:number-columns-repeated="2" office:value-type="float" office:value="24">
            <text:p>24</text:p>
          </table:table-cell>
          <table:table-cell table:number-columns-repeated="3" office:value-type="float" office:value="15.426">
            <text:p>15.426</text:p>
          </table:table-cell>
          <table:table-cell/>
        </table:table-row>
        <table:table-row table:style-name="ro1">
          <table:table-cell office:value-type="string">
            <text:p>ship_tel_m_miner_solid_01_b_macro</text:p>
          </table:table-cell>
          <table:table-cell office:value-type="string">
            <text:p>min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34.47">
            <text:p>34.47</text:p>
          </table:table-cell>
          <table:table-cell table:number-columns-repeated="2" office:value-type="float" office:value="10.111">
            <text:p>10.111</text:p>
          </table:table-cell>
          <table:table-cell office:value-type="float" office:value="8.089">
            <text:p>8.089</text:p>
          </table:table-cell>
          <table:table-cell office:value-type="float" office:value="4.708">
            <text:p>4.708</text:p>
          </table:table-cell>
          <table:table-cell office:value-type="float" office:value="26.904">
            <text:p>26.904</text:p>
          </table:table-cell>
          <table:table-cell table:number-columns-repeated="2" office:value-type="float" office:value="27.4">
            <text:p>27.4</text:p>
          </table:table-cell>
          <table:table-cell table:number-columns-repeated="3" office:value-type="float" office:value="18.011">
            <text:p>18.011</text:p>
          </table:table-cell>
          <table:table-cell/>
        </table:table-row>
        <table:table-row table:style-name="ro1">
          <table:table-cell office:value-type="string">
            <text:p>ship_xen_m_miner_01_a_macro</text:p>
          </table:table-cell>
          <table:table-cell office:value-type="string">
            <text:p>miner</text:p>
          </table:table-cell>
          <table:table-cell office:value-type="string">
            <text:p>xenon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49.951">
            <text:p>49.951</text:p>
          </table:table-cell>
          <table:table-cell table:number-columns-repeated="2" office:value-type="float" office:value="8.129">
            <text:p>8.129</text:p>
          </table:table-cell>
          <table:table-cell office:value-type="float" office:value="6.503">
            <text:p>6.503</text:p>
          </table:table-cell>
          <table:table-cell office:value-type="float" office:value="8.243">
            <text:p>8.243</text:p>
          </table:table-cell>
          <table:table-cell office:value-type="float" office:value="32.973">
            <text:p>32.973</text:p>
          </table:table-cell>
          <table:table-cell table:number-columns-repeated="2" office:value-type="float" office:value="25.807">
            <text:p>25.807</text:p>
          </table:table-cell>
          <table:table-cell table:number-columns-repeated="3" office:value-type="float" office:value="14.988">
            <text:p>14.988</text:p>
          </table:table-cell>
          <table:table-cell/>
        </table:table-row>
        <table:table-row table:style-name="ro1">
          <table:table-cell office:value-type="string">
            <text:p>ship_xen_m_miner_solid_01_a_macro</text:p>
          </table:table-cell>
          <table:table-cell office:value-type="string">
            <text:p>miner</text:p>
          </table:table-cell>
          <table:table-cell office:value-type="string">
            <text:p>xenon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46.638">
            <text:p>46.638</text:p>
          </table:table-cell>
          <table:table-cell table:number-columns-repeated="2" office:value-type="float" office:value="7.17">
            <text:p>7.17</text:p>
          </table:table-cell>
          <table:table-cell office:value-type="float" office:value="5.736">
            <text:p>5.736</text:p>
          </table:table-cell>
          <table:table-cell office:value-type="float" office:value="7.788">
            <text:p>7.788</text:p>
          </table:table-cell>
          <table:table-cell office:value-type="float" office:value="31.151">
            <text:p>31.151</text:p>
          </table:table-cell>
          <table:table-cell table:number-columns-repeated="2" office:value-type="float" office:value="26.364">
            <text:p>26.364</text:p>
          </table:table-cell>
          <table:table-cell table:number-columns-repeated="3" office:value-type="float" office:value="14.159">
            <text:p>14.159</text:p>
          </table:table-cell>
          <table:table-cell/>
        </table:table-row>
        <table:table-row table:style-name="ro1">
          <table:table-cell office:value-type="string">
            <text:p>ship_arg_m_bomber_02_a_macro</text:p>
          </table:table-cell>
          <table:table-cell office:value-type="string">
            <text:p>scaveng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25">
            <text:p>25</text:p>
          </table:table-cell>
          <table:table-cell table:number-columns-repeated="2" office:value-type="float" office:value="4.289">
            <text:p>4.289</text:p>
          </table:table-cell>
          <table:table-cell office:value-type="float" office:value="3.431">
            <text:p>3.431</text:p>
          </table:table-cell>
          <table:table-cell office:value-type="float" office:value="5.036">
            <text:p>5.036</text:p>
          </table:table-cell>
          <table:table-cell office:value-type="float" office:value="20.146">
            <text:p>20.146</text:p>
          </table:table-cell>
          <table:table-cell table:number-columns-repeated="2" office:value-type="float" office:value="12.465">
            <text:p>12.465</text:p>
          </table:table-cell>
          <table:table-cell table:number-columns-repeated="3" office:value-type="float" office:value="8.241">
            <text:p>8.241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ship_arg_m_trans_container_01_a_macro</text:p>
          </table:table-cell>
          <table:table-cell office:value-type="string">
            <text:p>transport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2.966">
            <text:p>42.966</text:p>
          </table:table-cell>
          <table:table-cell table:number-columns-repeated="2" office:value-type="float" office:value="6.177">
            <text:p>6.177</text:p>
          </table:table-cell>
          <table:table-cell office:value-type="float" office:value="4.942">
            <text:p>4.942</text:p>
          </table:table-cell>
          <table:table-cell office:value-type="float" office:value="7.283">
            <text:p>7.283</text:p>
          </table:table-cell>
          <table:table-cell office:value-type="float" office:value="29.131">
            <text:p>29.131</text:p>
          </table:table-cell>
          <table:table-cell table:number-columns-repeated="2" office:value-type="float" office:value="23.4">
            <text:p>23.4</text:p>
          </table:table-cell>
          <table:table-cell table:number-columns-repeated="3" office:value-type="float" office:value="13.242">
            <text:p>13.242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ship_arg_m_trans_container_01_b_macro</text:p>
          </table:table-cell>
          <table:table-cell office:value-type="string">
            <text:p>transport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51.559">
            <text:p>51.559</text:p>
          </table:table-cell>
          <table:table-cell table:number-columns-repeated="2" office:value-type="float" office:value="7.18">
            <text:p>7.18</text:p>
          </table:table-cell>
          <table:table-cell office:value-type="float" office:value="5.744">
            <text:p>5.744</text:p>
          </table:table-cell>
          <table:table-cell office:value-type="float" office:value="8.464">
            <text:p>8.464</text:p>
          </table:table-cell>
          <table:table-cell office:value-type="float" office:value="33.858">
            <text:p>33.858</text:p>
          </table:table-cell>
          <table:table-cell table:number-columns-repeated="2" office:value-type="float" office:value="26">
            <text:p>26</text:p>
          </table:table-cell>
          <table:table-cell table:number-columns-repeated="3" office:value-type="float" office:value="15.39">
            <text:p>15.39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ship_arg_m_trans_container_02_a_macro</text:p>
          </table:table-cell>
          <table:table-cell office:value-type="string">
            <text:p>transport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38.67">
            <text:p>38.67</text:p>
          </table:table-cell>
          <table:table-cell table:number-columns-repeated="2" office:value-type="float" office:value="5.676">
            <text:p>5.676</text:p>
          </table:table-cell>
          <table:table-cell office:value-type="float" office:value="4.541">
            <text:p>4.541</text:p>
          </table:table-cell>
          <table:table-cell office:value-type="float" office:value="6.692">
            <text:p>6.692</text:p>
          </table:table-cell>
          <table:table-cell office:value-type="float" office:value="26.768">
            <text:p>26.768</text:p>
          </table:table-cell>
          <table:table-cell table:number-columns-repeated="2" office:value-type="float" office:value="22.8">
            <text:p>22.8</text:p>
          </table:table-cell>
          <table:table-cell table:number-columns-repeated="2" office:value-type="float" office:value="10.4">
            <text:p>10.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arg_m_trans_container_02_b_macro</text:p>
          </table:table-cell>
          <table:table-cell office:value-type="string">
            <text:p>transport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6.403">
            <text:p>46.403</text:p>
          </table:table-cell>
          <table:table-cell table:number-columns-repeated="2" office:value-type="float" office:value="6.578">
            <text:p>6.578</text:p>
          </table:table-cell>
          <table:table-cell office:value-type="float" office:value="5.263">
            <text:p>5.263</text:p>
          </table:table-cell>
          <table:table-cell office:value-type="float" office:value="7.755">
            <text:p>7.755</text:p>
          </table:table-cell>
          <table:table-cell office:value-type="float" office:value="31.022">
            <text:p>31.022</text:p>
          </table:table-cell>
          <table:table-cell table:number-columns-repeated="2" office:value-type="float" office:value="24.4">
            <text:p>24.4</text:p>
          </table:table-cell>
          <table:table-cell table:number-columns-repeated="2" office:value-type="float" office:value="11.4">
            <text:p>11.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m_trans_container_01_a_macro</text:p>
          </table:table-cell>
          <table:table-cell office:value-type="string">
            <text:p>transporter</text:p>
          </table:table-cell>
          <table:table-cell office:value-type="string">
            <text:p>paranid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44">
            <text:p>44</text:p>
          </table:table-cell>
          <table:table-cell table:number-columns-repeated="2" office:value-type="float" office:value="6.666">
            <text:p>6.666</text:p>
          </table:table-cell>
          <table:table-cell office:value-type="float" office:value="5.333">
            <text:p>5.333</text:p>
          </table:table-cell>
          <table:table-cell office:value-type="float" office:value="5.652">
            <text:p>5.652</text:p>
          </table:table-cell>
          <table:table-cell office:value-type="float" office:value="22.608">
            <text:p>22.608</text:p>
          </table:table-cell>
          <table:table-cell table:number-columns-repeated="2" office:value-type="float" office:value="26.533">
            <text:p>26.533</text:p>
          </table:table-cell>
          <table:table-cell table:number-columns-repeated="3" office:value-type="float" office:value="13.702">
            <text:p>13.7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m_trans_container_01_b_macro</text:p>
          </table:table-cell>
          <table:table-cell office:value-type="string">
            <text:p>transporter</text:p>
          </table:table-cell>
          <table:table-cell office:value-type="string">
            <text:p>paranid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50">
            <text:p>50</text:p>
          </table:table-cell>
          <table:table-cell table:number-columns-repeated="2" office:value-type="float" office:value="7.756">
            <text:p>7.756</text:p>
          </table:table-cell>
          <table:table-cell office:value-type="float" office:value="6.205">
            <text:p>6.205</text:p>
          </table:table-cell>
          <table:table-cell office:value-type="float" office:value="6.576">
            <text:p>6.576</text:p>
          </table:table-cell>
          <table:table-cell office:value-type="float" office:value="26.305">
            <text:p>26.305</text:p>
          </table:table-cell>
          <table:table-cell table:number-columns-repeated="2" office:value-type="float" office:value="31.84">
            <text:p>31.84</text:p>
          </table:table-cell>
          <table:table-cell table:number-columns-repeated="3" office:value-type="float" office:value="15.942">
            <text:p>15.9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m_trans_container_02_a_macro</text:p>
          </table:table-cell>
          <table:table-cell office:value-type="string">
            <text:p>transporter</text:p>
          </table:table-cell>
          <table:table-cell office:value-type="string">
            <text:p>paranid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table:number-columns-repeated="2" office:value-type="float" office:value="6.121">
            <text:p>6.121</text:p>
          </table:table-cell>
          <table:table-cell office:value-type="float" office:value="4.897">
            <text:p>4.897</text:p>
          </table:table-cell>
          <table:table-cell office:value-type="float" office:value="5.19">
            <text:p>5.19</text:p>
          </table:table-cell>
          <table:table-cell office:value-type="float" office:value="20.76">
            <text:p>20.76</text:p>
          </table:table-cell>
          <table:table-cell table:number-columns-repeated="2" office:value-type="float" office:value="23.88">
            <text:p>23.88</text:p>
          </table:table-cell>
          <table:table-cell table:number-columns-repeated="3" office:value-type="float" office:value="12.582">
            <text:p>12.5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m_trans_container_02_b_macro</text:p>
          </table:table-cell>
          <table:table-cell office:value-type="string">
            <text:p>transporter</text:p>
          </table:table-cell>
          <table:table-cell office:value-type="string">
            <text:p>paranid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46">
            <text:p>46</text:p>
          </table:table-cell>
          <table:table-cell table:number-columns-repeated="2" office:value-type="float" office:value="7.102">
            <text:p>7.102</text:p>
          </table:table-cell>
          <table:table-cell office:value-type="float" office:value="5.682">
            <text:p>5.682</text:p>
          </table:table-cell>
          <table:table-cell office:value-type="float" office:value="6.022">
            <text:p>6.022</text:p>
          </table:table-cell>
          <table:table-cell office:value-type="float" office:value="24.087">
            <text:p>24.087</text:p>
          </table:table-cell>
          <table:table-cell table:number-columns-repeated="2" office:value-type="float" office:value="28.656">
            <text:p>28.656</text:p>
          </table:table-cell>
          <table:table-cell table:number-columns-repeated="3" office:value-type="float" office:value="14.598">
            <text:p>14.5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m_trans_container_03_a_macro</text:p>
          </table:table-cell>
          <table:table-cell office:value-type="string">
            <text:p>transporter</text:p>
          </table:table-cell>
          <table:table-cell office:value-type="string">
            <text:p>paranid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23.192">
            <text:p>23.192</text:p>
          </table:table-cell>
          <table:table-cell table:number-columns-repeated="2" office:value-type="float" office:value="3.385">
            <text:p>3.385</text:p>
          </table:table-cell>
          <table:table-cell office:value-type="float" office:value="2.708">
            <text:p>2.708</text:p>
          </table:table-cell>
          <table:table-cell office:value-type="float" office:value="3.423">
            <text:p>3.423</text:p>
          </table:table-cell>
          <table:table-cell office:value-type="float" office:value="13.692">
            <text:p>13.692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8.2">
            <text:p>8.2</text:p>
          </table:table-cell>
          <table:table-cell office:value-type="float" office:value="9">
            <text:p>9</text:p>
          </table:table-cell>
          <table:table-cell office:value-type="float" office:value="8.2">
            <text:p>8.2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ship_tel_m_trans_container_01_a_macro</text:p>
          </table:table-cell>
          <table:table-cell office:value-type="string">
            <text:p>transport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63.13">
            <text:p>63.13</text:p>
          </table:table-cell>
          <table:table-cell table:number-columns-repeated="2" office:value-type="float" office:value="12.532">
            <text:p>12.532</text:p>
          </table:table-cell>
          <table:table-cell office:value-type="float" office:value="10.025">
            <text:p>10.025</text:p>
          </table:table-cell>
          <table:table-cell office:value-type="float" office:value="11.061">
            <text:p>11.061</text:p>
          </table:table-cell>
          <table:table-cell office:value-type="float" office:value="44.244">
            <text:p>44.244</text:p>
          </table:table-cell>
          <table:table-cell table:number-columns-repeated="2" office:value-type="float" office:value="20.402">
            <text:p>20.402</text:p>
          </table:table-cell>
          <table:table-cell table:number-columns-repeated="3" office:value-type="float" office:value="18.283">
            <text:p>18.283</text:p>
          </table:table-cell>
          <table:table-cell/>
        </table:table-row>
        <table:table-row table:style-name="ro1">
          <table:table-cell office:value-type="string">
            <text:p>ship_tel_m_trans_container_01_b_macro</text:p>
          </table:table-cell>
          <table:table-cell office:value-type="string">
            <text:p>transport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70">
            <text:p>70</text:p>
          </table:table-cell>
          <table:table-cell table:number-columns-repeated="2" office:value-type="float" office:value="14.695">
            <text:p>14.695</text:p>
          </table:table-cell>
          <table:table-cell office:value-type="float" office:value="11.756">
            <text:p>11.756</text:p>
          </table:table-cell>
          <table:table-cell office:value-type="float" office:value="12.971">
            <text:p>12.971</text:p>
          </table:table-cell>
          <table:table-cell office:value-type="float" office:value="28">
            <text:p>28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3.8">
            <text:p>13.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ship_tel_m_trans_container_02_a_macro</text:p>
          </table:table-cell>
          <table:table-cell office:value-type="string">
            <text:p>transport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56.817">
            <text:p>56.817</text:p>
          </table:table-cell>
          <table:table-cell table:number-columns-repeated="2" office:value-type="float" office:value="11.45">
            <text:p>11.45</text:p>
          </table:table-cell>
          <table:table-cell office:value-type="float" office:value="9.16">
            <text:p>9.16</text:p>
          </table:table-cell>
          <table:table-cell office:value-type="float" office:value="10.106">
            <text:p>10.106</text:p>
          </table:table-cell>
          <table:table-cell office:value-type="float" office:value="40.424">
            <text:p>40.424</text:p>
          </table:table-cell>
          <table:table-cell table:number-columns-repeated="2" office:value-type="float" office:value="18.361">
            <text:p>18.361</text:p>
          </table:table-cell>
          <table:table-cell table:number-columns-repeated="3" office:value-type="float" office:value="16.704">
            <text:p>16.704</text:p>
          </table:table-cell>
          <table:table-cell/>
        </table:table-row>
        <table:table-row table:style-name="ro1">
          <table:table-cell office:value-type="string">
            <text:p>ship_tel_m_trans_container_02_b_macro</text:p>
          </table:table-cell>
          <table:table-cell office:value-type="string">
            <text:p>transport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68.18">
            <text:p>68.18</text:p>
          </table:table-cell>
          <table:table-cell table:number-columns-repeated="2" office:value-type="float" office:value="13.397">
            <text:p>13.397</text:p>
          </table:table-cell>
          <table:table-cell office:value-type="float" office:value="10.718">
            <text:p>10.718</text:p>
          </table:table-cell>
          <table:table-cell office:value-type="float" office:value="11.825">
            <text:p>11.825</text:p>
          </table:table-cell>
          <table:table-cell office:value-type="float" office:value="47.299">
            <text:p>47.299</text:p>
          </table:table-cell>
          <table:table-cell table:number-columns-repeated="2" office:value-type="float" office:value="22.034">
            <text:p>22.034</text:p>
          </table:table-cell>
          <table:table-cell table:number-columns-repeated="3" office:value-type="float" office:value="19.545">
            <text:p>19.545</text:p>
          </table:table-cell>
          <table:table-cell/>
        </table:table-row>
        <table:table-row table:style-name="ro1">
          <table:table-cell office:value-type="string">
            <text:p>ship_tel_m_trans_container_03_a_macro</text:p>
          </table:table-cell>
          <table:table-cell office:value-type="string">
            <text:p>transport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63">
            <text:p>63</text:p>
          </table:table-cell>
          <table:table-cell table:number-columns-repeated="2" office:value-type="float" office:value="13">
            <text:p>13</text:p>
          </table:table-cell>
          <table:table-cell office:value-type="float" office:value="10.75">
            <text:p>10.75</text:p>
          </table:table-cell>
          <table:table-cell office:value-type="float" office:value="15.8">
            <text:p>15.8</text:p>
          </table:table-cell>
          <table:table-cell office:value-type="float" office:value="59">
            <text:p>59</text:p>
          </table:table-cell>
          <table:table-cell table:number-columns-repeated="2" office:value-type="float" office:value="16.2">
            <text:p>16.2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string">
            <text:p>ship_gen_m_tugboat_01_a_macro</text:p>
          </table:table-cell>
          <table:table-cell office:value-type="string">
            <text:p>tug</text:p>
          </table:table-cell>
          <table:table-cell office:value-type="string">
            <text:p>argon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63.562">
            <text:p>63.562</text:p>
          </table:table-cell>
          <table:table-cell table:number-columns-repeated="2" office:value-type="float" office:value="10.577">
            <text:p>10.577</text:p>
          </table:table-cell>
          <table:table-cell office:value-type="float" office:value="8.461">
            <text:p>8.461</text:p>
          </table:table-cell>
          <table:table-cell office:value-type="float" office:value="30.344">
            <text:p>30.344</text:p>
          </table:table-cell>
          <table:table-cell office:value-type="float" office:value="121.377">
            <text:p>121.377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18.39">
            <text:p>18.39</text:p>
          </table:table-cell>
          <table:table-cell office:value-type="float" office:value="1">
            <text:p>1</text:p>
          </table:table-cell>
        </table:table-row>
      </table:table>
      <table:table table:name="S Ships" table:style-name="ta1" table:print="false">
        <table:table-column table:style-name="co25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8" table:default-cell-style-name="Default"/>
        <table:table-row table:style-name="ro1">
          <table:table-cell office:value-type="string">
            <text:p>macro_name</text:p>
          </table:table-cell>
          <table:table-cell office:value-type="string">
            <text:p>ship_type</text:p>
          </table:table-cell>
          <table:table-cell office:value-type="string">
            <text:p>maker_race</text:p>
          </table:table-cell>
          <table:table-cell office:value-type="string">
            <text:p>forward_accel</text:p>
          </table:table-cell>
          <table:table-cell office:value-type="string">
            <text:p>forward_decel</text:p>
          </table:table-cell>
          <table:table-cell office:value-type="string">
            <text:p>forward_ratio</text:p>
          </table:table-cell>
          <table:table-cell office:value-type="string">
            <text:p>boost_accel</text:p>
          </table:table-cell>
          <table:table-cell office:value-type="string">
            <text:p>boost_ratio</text:p>
          </table:table-cell>
          <table:table-cell office:value-type="string">
            <text:p>travel_accel</text:p>
          </table:table-cell>
          <table:table-cell office:value-type="string">
            <text:p>travel_decel</text:p>
          </table:table-cell>
          <table:table-cell office:value-type="string">
            <text:p>travel_ratio</text:p>
          </table:table-cell>
          <table:table-cell office:value-type="string">
            <text:p>strafe</text:p>
          </table:table-cell>
          <table:table-cell office:value-type="string">
            <text:p>angular</text:p>
          </table:table-cell>
          <table:table-cell office:value-type="string">
            <text:p>mass</text:p>
          </table:table-cell>
          <table:table-cell office:value-type="string">
            <text:p>inertia_pitch</text:p>
          </table:table-cell>
          <table:table-cell office:value-type="string">
            <text:p>inertia_yaw</text:p>
          </table:table-cell>
          <table:table-cell office:value-type="string">
            <text:p>inertia_roll</text:p>
          </table:table-cell>
          <table:table-cell office:value-type="string">
            <text:p>drag_forward</text:p>
          </table:table-cell>
          <table:table-cell office:value-type="string">
            <text:p>drag_reverse</text:p>
          </table:table-cell>
          <table:table-cell office:value-type="string">
            <text:p>drag_horizontal</text:p>
          </table:table-cell>
          <table:table-cell office:value-type="string">
            <text:p>drag_vertical</text:p>
          </table:table-cell>
          <table:table-cell office:value-type="string">
            <text:p>drag_pitch</text:p>
          </table:table-cell>
          <table:table-cell office:value-type="string">
            <text:p>drag_yaw</text:p>
          </table:table-cell>
          <table:table-cell office:value-type="string">
            <text:p>drag_roll</text:p>
          </table:table-cell>
          <table:table-cell office:value-type="string">
            <text:p>accfactor_forward</text:p>
          </table:table-cell>
        </table:table-row>
        <table:table-row table:style-name="ro1">
          <table:table-cell office:value-type="string">
            <text:p>ship_arg_s_trans_container_01_a_macro</text:p>
          </table:table-cell>
          <table:table-cell office:value-type="string">
            <text:p>courier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8">
            <text:p>18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6.7">
            <text:p>6.7</text:p>
          </table:table-cell>
          <table:table-cell office:value-type="float" office:value="24.157">
            <text:p>24.157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6.299">
            <text:p>6.299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hip_arg_s_trans_container_01_b_macro</text:p>
          </table:table-cell>
          <table:table-cell office:value-type="string">
            <text:p>couri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9.5">
            <text:p>19.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7.2">
            <text:p>7.2</text:p>
          </table:table-cell>
          <table:table-cell office:value-type="float" office:value="27.588">
            <text:p>27.588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7.371">
            <text:p>7.37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hip_arg_s_trans_container_02_a_macro</text:p>
          </table:table-cell>
          <table:table-cell office:value-type="string">
            <text:p>couri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2">
            <text:p>12</text:p>
          </table:table-cell>
          <table:table-cell table:number-columns-repeated="2" office:value-type="float" office:value="4.173">
            <text:p>4.173</text:p>
          </table:table-cell>
          <table:table-cell office:value-type="float" office:value="3.338">
            <text:p>3.338</text:p>
          </table:table-cell>
          <table:table-cell office:value-type="float" office:value="3.7">
            <text:p>3.7</text:p>
          </table:table-cell>
          <table:table-cell office:value-type="float" office:value="15">
            <text:p>15</text:p>
          </table:table-cell>
          <table:table-cell table:number-columns-repeated="2" office:value-type="float" office:value="7.8">
            <text:p>7.8</text:p>
          </table:table-cell>
          <table:table-cell table:number-columns-repeated="2" office:value-type="float" office:value="4.95">
            <text:p>4.95</text:p>
          </table:table-cell>
          <table:table-cell office:value-type="float" office:value="5.8">
            <text:p>5.8</text:p>
          </table:table-cell>
          <table:table-cell/>
        </table:table-row>
        <table:table-row table:style-name="ro1">
          <table:table-cell office:value-type="string">
            <text:p>ship_arg_s_trans_container_02_b_macro</text:p>
          </table:table-cell>
          <table:table-cell office:value-type="string">
            <text:p>couri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3.5">
            <text:p>13.5</text:p>
          </table:table-cell>
          <table:table-cell table:number-columns-repeated="2" office:value-type="float" office:value="4.877">
            <text:p>4.877</text:p>
          </table:table-cell>
          <table:table-cell office:value-type="float" office:value="3.902">
            <text:p>3.902</text:p>
          </table:table-cell>
          <table:table-cell office:value-type="float" office:value="3.9">
            <text:p>3.9</text:p>
          </table:table-cell>
          <table:table-cell office:value-type="float" office:value="16">
            <text:p>16</text:p>
          </table:table-cell>
          <table:table-cell table:number-columns-repeated="2" office:value-type="float" office:value="8.95">
            <text:p>8.95</text:p>
          </table:table-cell>
          <table:table-cell table:number-columns-repeated="2" office:value-type="float" office:value="5.8">
            <text:p>5.8</text:p>
          </table:table-cell>
          <table:table-cell office:value-type="float" office:value="6.8">
            <text:p>6.8</text:p>
          </table:table-cell>
          <table:table-cell/>
        </table:table-row>
        <table:table-row table:style-name="ro1">
          <table:table-cell office:value-type="string">
            <text:p>ship_par_s_trans_container_01_a_macro</text:p>
          </table:table-cell>
          <table:table-cell office:value-type="string">
            <text:p>courier</text:p>
          </table:table-cell>
          <table:table-cell office:value-type="string">
            <text:p>paranid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16.795">
            <text:p>16.795</text:p>
          </table:table-cell>
          <table:table-cell table:number-columns-repeated="2" office:value-type="float" office:value="4.002">
            <text:p>4.002</text:p>
          </table:table-cell>
          <table:table-cell office:value-type="float" office:value="3.202">
            <text:p>3.202</text:p>
          </table:table-cell>
          <table:table-cell office:value-type="float" office:value="5.236">
            <text:p>5.236</text:p>
          </table:table-cell>
          <table:table-cell office:value-type="float" office:value="22.045">
            <text:p>22.045</text:p>
          </table:table-cell>
          <table:table-cell table:number-columns-repeated="2" office:value-type="float" office:value="6.302">
            <text:p>6.302</text:p>
          </table:table-cell>
          <table:table-cell table:number-columns-repeated="3" office:value-type="float" office:value="6.186">
            <text:p>6.186</text:p>
          </table:table-cell>
          <table:table-cell/>
        </table:table-row>
        <table:table-row table:style-name="ro1">
          <table:table-cell office:value-type="string">
            <text:p>ship_par_s_trans_container_01_b_macro</text:p>
          </table:table-cell>
          <table:table-cell office:value-type="string">
            <text:p>courier</text:p>
          </table:table-cell>
          <table:table-cell office:value-type="string">
            <text:p>paranid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20.155">
            <text:p>20.155</text:p>
          </table:table-cell>
          <table:table-cell table:number-columns-repeated="2" office:value-type="float" office:value="4.681">
            <text:p>4.681</text:p>
          </table:table-cell>
          <table:table-cell office:value-type="float" office:value="3.745">
            <text:p>3.745</text:p>
          </table:table-cell>
          <table:table-cell office:value-type="float" office:value="5.698">
            <text:p>5.698</text:p>
          </table:table-cell>
          <table:table-cell office:value-type="float" office:value="25.405">
            <text:p>25.405</text:p>
          </table:table-cell>
          <table:table-cell table:number-columns-repeated="2" office:value-type="float" office:value="7.563">
            <text:p>7.563</text:p>
          </table:table-cell>
          <table:table-cell table:number-columns-repeated="3" office:value-type="float" office:value="7.236">
            <text:p>7.236</text:p>
          </table:table-cell>
          <table:table-cell/>
        </table:table-row>
        <table:table-row table:style-name="ro1">
          <table:table-cell office:value-type="string">
            <text:p>ship_tel_s_trans_container_01_a_macro</text:p>
          </table:table-cell>
          <table:table-cell office:value-type="string">
            <text:p>couri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18.466">
            <text:p>18.466</text:p>
          </table:table-cell>
          <table:table-cell table:number-columns-repeated="2" office:value-type="float" office:value="4.771">
            <text:p>4.771</text:p>
          </table:table-cell>
          <table:table-cell office:value-type="float" office:value="3.817">
            <text:p>3.817</text:p>
          </table:table-cell>
          <table:table-cell office:value-type="float" office:value="5.538">
            <text:p>5.538</text:p>
          </table:table-cell>
          <table:table-cell office:value-type="float" office:value="24.241">
            <text:p>24.241</text:p>
          </table:table-cell>
          <table:table-cell table:number-columns-repeated="2" office:value-type="float" office:value="5.323">
            <text:p>5.323</text:p>
          </table:table-cell>
          <table:table-cell office:value-type="float" office:value="6">
            <text:p>6</text:p>
          </table:table-cell>
          <table:table-cell table:number-columns-repeated="2" office:value-type="float" office:value="6.708">
            <text:p>6.708</text:p>
          </table:table-cell>
          <table:table-cell/>
        </table:table-row>
        <table:table-row table:style-name="ro1">
          <table:table-cell office:value-type="string">
            <text:p>ship_tel_s_trans_container_01_b_macro</text:p>
          </table:table-cell>
          <table:table-cell office:value-type="string">
            <text:p>couri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22.159">
            <text:p>22.159</text:p>
          </table:table-cell>
          <table:table-cell table:number-columns-repeated="2" office:value-type="float" office:value="5.592">
            <text:p>5.592</text:p>
          </table:table-cell>
          <table:table-cell office:value-type="float" office:value="4.474">
            <text:p>4.474</text:p>
          </table:table-cell>
          <table:table-cell office:value-type="float" office:value="6.046">
            <text:p>6.046</text:p>
          </table:table-cell>
          <table:table-cell office:value-type="float" office:value="27.934">
            <text:p>27.934</text:p>
          </table:table-cell>
          <table:table-cell table:number-columns-repeated="2" office:value-type="float" office:value="6.387">
            <text:p>6.387</text:p>
          </table:table-cell>
          <table:table-cell office:value-type="float" office:value="7">
            <text:p>7</text:p>
          </table:table-cell>
          <table:table-cell table:number-columns-repeated="2" office:value-type="float" office:value="7.862">
            <text:p>7.862</text:p>
          </table:table-cell>
          <table:table-cell/>
        </table:table-row>
        <table:table-row table:style-name="ro1">
          <table:table-cell office:value-type="string">
            <text:p>ship_tel_s_trans_container_02_a_macro</text:p>
          </table:table-cell>
          <table:table-cell office:value-type="string">
            <text:p>couri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28">
            <text:p>28</text:p>
          </table:table-cell>
          <table:table-cell table:number-columns-repeated="2" office:value-type="float" office:value="6.097">
            <text:p>6.097</text:p>
          </table:table-cell>
          <table:table-cell office:value-type="float" office:value="4.877">
            <text:p>4.877</text:p>
          </table:table-cell>
          <table:table-cell office:value-type="float" office:value="8.102">
            <text:p>8.102</text:p>
          </table:table-cell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9.511">
            <text:p>9.511</text:p>
          </table:table-cell>
          <table:table-cell/>
        </table:table-row>
        <table:table-row table:style-name="ro1">
          <table:table-cell office:value-type="string">
            <text:p>ship_arg_s_fighter_01_a_macro</text:p>
          </table:table-cell>
          <table:table-cell office:value-type="string">
            <text:p>fight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table:number-columns-repeated="2" office:value-type="float" office:value="1.229">
            <text:p>1.229</text:p>
          </table:table-cell>
          <table:table-cell office:value-type="float" office:value="1.352">
            <text:p>1.352</text:p>
          </table:table-cell>
          <table:table-cell office:value-type="float" office:value="3.7">
            <text:p>3.7</text:p>
          </table:table-cell>
          <table:table-cell office:value-type="float" office:value="11.829">
            <text:p>11.829</text:p>
          </table:table-cell>
          <table:table-cell table:number-columns-repeated="2" office:value-type="float" office:value="4">
            <text:p>4</text:p>
          </table:table-cell>
          <table:table-cell office:value-type="float" office:value="2.3">
            <text:p>2.3</text:p>
          </table:table-cell>
          <table:table-cell office:value-type="float" office:value="2.694">
            <text:p>2.694</text:p>
          </table:table-cell>
          <table:table-cell office:value-type="float" office:value="2.6">
            <text:p>2.6</text:p>
          </table:table-cell>
          <table:table-cell office:value-type="float" office:value="1.07">
            <text:p>1.07</text:p>
          </table:table-cell>
        </table:table-row>
        <table:table-row table:style-name="ro1">
          <table:table-cell office:value-type="string">
            <text:p>ship_arg_s_fighter_01_b_macro</text:p>
          </table:table-cell>
          <table:table-cell office:value-type="string">
            <text:p>fight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6.75">
            <text:p>6.75</text:p>
          </table:table-cell>
          <table:table-cell table:number-columns-repeated="2" office:value-type="float" office:value="1.398">
            <text:p>1.398</text:p>
          </table:table-cell>
          <table:table-cell office:value-type="float" office:value="1.537">
            <text:p>1.537</text:p>
          </table:table-cell>
          <table:table-cell office:value-type="float" office:value="3.7">
            <text:p>3.7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3.064">
            <text:p>3.064</text:p>
          </table:table-cell>
          <table:table-cell office:value-type="float" office:value="2.8">
            <text:p>2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ship_arg_s_fighter_02_a_macro</text:p>
          </table:table-cell>
          <table:table-cell office:value-type="string">
            <text:p>fighter</text:p>
          </table:table-cell>
          <table:table-cell office:value-type="string">
            <text:p>argon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9">
            <text:p>0.9</text:p>
          </table:table-cell>
          <table:table-cell office:value-type="float" office:value="3.772">
            <text:p>3.772</text:p>
          </table:table-cell>
          <table:table-cell table:number-columns-repeated="2" office:value-type="float" office:value="0.451">
            <text:p>0.451</text:p>
          </table:table-cell>
          <table:table-cell office:value-type="float" office:value="0.361">
            <text:p>0.361</text:p>
          </table:table-cell>
          <table:table-cell office:value-type="float" office:value="2.193">
            <text:p>2.193</text:p>
          </table:table-cell>
          <table:table-cell office:value-type="float" office:value="8.333">
            <text:p>8.333</text:p>
          </table:table-cell>
          <table:table-cell table:number-columns-repeated="2" office:value-type="float" office:value="3.381">
            <text:p>3.381</text:p>
          </table:table-cell>
          <table:table-cell table:number-columns-repeated="3" office:value-type="float" office:value="2.585">
            <text:p>2.585</text:p>
          </table:table-cell>
          <table:table-cell/>
        </table:table-row>
        <table:table-row table:style-name="ro1">
          <table:table-cell office:value-type="string">
            <text:p>ship_arg_s_fighter_02_b_macro</text:p>
          </table:table-cell>
          <table:table-cell office:value-type="string">
            <text:p>fighter</text:p>
          </table:table-cell>
          <table:table-cell office:value-type="string">
            <text:p>argon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9">
            <text:p>0.9</text:p>
          </table:table-cell>
          <table:table-cell office:value-type="float" office:value="4.526">
            <text:p>4.526</text:p>
          </table:table-cell>
          <table:table-cell table:number-columns-repeated="2" office:value-type="float" office:value="0.492">
            <text:p>0.492</text:p>
          </table:table-cell>
          <table:table-cell office:value-type="float" office:value="0.393">
            <text:p>0.393</text:p>
          </table:table-cell>
          <table:table-cell office:value-type="float" office:value="2.382">
            <text:p>2.382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4.057">
            <text:p>4.057</text:p>
          </table:table-cell>
          <table:table-cell table:number-columns-repeated="3" office:value-type="float" office:value="2.821">
            <text:p>2.821</text:p>
          </table:table-cell>
          <table:table-cell/>
        </table:table-row>
        <table:table-row table:style-name="ro2">
          <table:table-cell office:value-type="string">
            <text:p>ship_gen_s_fighter_01_a_macro</text:p>
          </table:table-cell>
          <table:table-cell office:value-type="string">
            <text:p>fighter</text:p>
          </table:table-cell>
          <table:table-cell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9">
            <text:p>0.9</text:p>
          </table:table-cell>
          <table:table-cell office:value-type="float" office:value="8.113">
            <text:p>8.113</text:p>
          </table:table-cell>
          <table:table-cell table:number-columns-repeated="2" office:value-type="float" office:value="1.758">
            <text:p>1.758</text:p>
          </table:table-cell>
          <table:table-cell office:value-type="float" office:value="1.407">
            <text:p>1.407</text:p>
          </table:table-cell>
          <table:table-cell office:value-type="float" office:value="4.283">
            <text:p>4.283</text:p>
          </table:table-cell>
          <table:table-cell office:value-type="float" office:value="15.113">
            <text:p>15.113</text:p>
          </table:table-cell>
          <table:table-cell table:number-columns-repeated="2" office:value-type="float" office:value="3.285">
            <text:p>3.285</text:p>
          </table:table-cell>
          <table:table-cell table:number-columns-repeated="3" office:value-type="float" office:value="3.126">
            <text:p>3.126</text:p>
          </table:table-cell>
          <table:table-cell/>
        </table:table-row>
        <table:table-row table:style-name="ro1">
          <table:table-cell office:value-type="string">
            <text:p>ship_gen_s_fighter_01_b_macro</text:p>
          </table:table-cell>
          <table:table-cell office:value-type="string">
            <text:p>fighter</text:p>
          </table:table-cell>
          <table:table-cell office:value-type="string">
            <text:p>paranid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9">
            <text:p>0.9</text:p>
          </table:table-cell>
          <table:table-cell office:value-type="float" office:value="9.736">
            <text:p>9.736</text:p>
          </table:table-cell>
          <table:table-cell table:number-columns-repeated="2" office:value-type="float" office:value="2.015">
            <text:p>2.015</text:p>
          </table:table-cell>
          <table:table-cell office:value-type="float" office:value="1.612">
            <text:p>1.612</text:p>
          </table:table-cell>
          <table:table-cell office:value-type="float" office:value="4.506">
            <text:p>4.506</text:p>
          </table:table-cell>
          <table:table-cell office:value-type="float" office:value="16.736">
            <text:p>16.736</text:p>
          </table:table-cell>
          <table:table-cell table:number-columns-repeated="2" office:value-type="float" office:value="3.942">
            <text:p>3.942</text:p>
          </table:table-cell>
          <table:table-cell table:number-columns-repeated="3" office:value-type="float" office:value="3.582">
            <text:p>3.582</text:p>
          </table:table-cell>
          <table:table-cell/>
        </table:table-row>
        <table:table-row table:style-name="ro1">
          <table:table-cell office:value-type="string">
            <text:p>ship_kha_s_fighter_01_a_macro</text:p>
          </table:table-cell>
          <table:table-cell office:value-type="string">
            <text:p>fighter</text:p>
          </table:table-cell>
          <table:table-cell office:value-type="string">
            <text:p>khaak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hip_kha_s_fighter_02_a_macro</text:p>
          </table:table-cell>
          <table:table-cell office:value-type="string">
            <text:p>fighter</text:p>
          </table:table-cell>
          <table:table-cell office:value-type="string">
            <text:p>khaak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float" office:value="1.8">
            <text:p>1.8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hip_par_s_fighter_01_a_macro</text:p>
          </table:table-cell>
          <table:table-cell office:value-type="string">
            <text:p>fighter</text:p>
          </table:table-cell>
          <table:table-cell office:value-type="string">
            <text:p>paranid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7.756">
            <text:p>7.756</text:p>
          </table:table-cell>
          <table:table-cell table:number-columns-repeated="2" office:value-type="float" office:value="1.627">
            <text:p>1.627</text:p>
          </table:table-cell>
          <table:table-cell office:value-type="float" office:value="1.301">
            <text:p>1.301</text:p>
          </table:table-cell>
          <table:table-cell office:value-type="float" office:value="3.993">
            <text:p>3.993</text:p>
          </table:table-cell>
          <table:table-cell office:value-type="float" office:value="13.006">
            <text:p>13.006</text:p>
          </table:table-cell>
          <table:table-cell table:number-columns-repeated="2" office:value-type="float" office:value="3.429">
            <text:p>3.429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.025">
            <text:p>3.0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s_fighter_01_b_macro</text:p>
          </table:table-cell>
          <table:table-cell office:value-type="string">
            <text:p>fighter</text:p>
          </table:table-cell>
          <table:table-cell office:value-type="string">
            <text:p>paranid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9.307">
            <text:p>9.307</text:p>
          </table:table-cell>
          <table:table-cell table:number-columns-repeated="2" office:value-type="float" office:value="1.861">
            <text:p>1.861</text:p>
          </table:table-cell>
          <table:table-cell office:value-type="float" office:value="1.489">
            <text:p>1.489</text:p>
          </table:table-cell>
          <table:table-cell office:value-type="float" office:value="4.206">
            <text:p>4.206</text:p>
          </table:table-cell>
          <table:table-cell office:value-type="float" office:value="14.557">
            <text:p>14.557</text:p>
          </table:table-cell>
          <table:table-cell table:number-columns-repeated="2" office:value-type="float" office:value="4.115">
            <text:p>4.115</text:p>
          </table:table-cell>
          <table:table-cell office:value-type="float" office:value="3">
            <text:p>3</text:p>
          </table:table-cell>
          <table:table-cell table:number-columns-repeated="2" office:value-type="float" office:value="3.461">
            <text:p>3.4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par_s_fighter_02_a_macro</text:p>
          </table:table-cell>
          <table:table-cell office:value-type="string">
            <text:p>fighter</text:p>
          </table:table-cell>
          <table:table-cell office:value-type="string">
            <text:p>paranid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8.723">
            <text:p>8.723</text:p>
          </table:table-cell>
          <table:table-cell table:number-columns-repeated="2" office:value-type="float" office:value="1.994">
            <text:p>1.994</text:p>
          </table:table-cell>
          <table:table-cell office:value-type="float" office:value="1.595">
            <text:p>1.595</text:p>
          </table:table-cell>
          <table:table-cell office:value-type="float" office:value="4.112">
            <text:p>4.112</text:p>
          </table:table-cell>
          <table:table-cell office:value-type="float" office:value="14.667">
            <text:p>14.667</text:p>
          </table:table-cell>
          <table:table-cell table:number-columns-repeated="2" office:value-type="float" office:value="2.977">
            <text:p>2.977</text:p>
          </table:table-cell>
          <table:table-cell table:number-columns-repeated="3" office:value-type="float" office:value="3.297">
            <text:p>3.297</text:p>
          </table:table-cell>
          <table:table-cell/>
        </table:table-row>
        <table:table-row table:style-name="ro1">
          <table:table-cell office:value-type="string">
            <text:p>ship_par_s_fighter_02_b_macro</text:p>
          </table:table-cell>
          <table:table-cell office:value-type="string">
            <text:p>fighter</text:p>
          </table:table-cell>
          <table:table-cell office:value-type="string">
            <text:p>paranid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10.468">
            <text:p>10.468</text:p>
          </table:table-cell>
          <table:table-cell table:number-columns-repeated="2" office:value-type="float" office:value="2.291">
            <text:p>2.291</text:p>
          </table:table-cell>
          <table:table-cell office:value-type="float" office:value="1.833">
            <text:p>1.833</text:p>
          </table:table-cell>
          <table:table-cell office:value-type="float" office:value="4.367">
            <text:p>4.367</text:p>
          </table:table-cell>
          <table:table-cell office:value-type="float" office:value="16.533">
            <text:p>16.533</text:p>
          </table:table-cell>
          <table:table-cell table:number-columns-repeated="2" office:value-type="float" office:value="3.573">
            <text:p>3.573</text:p>
          </table:table-cell>
          <table:table-cell table:number-columns-repeated="3" office:value-type="float" office:value="3.788">
            <text:p>3.788</text:p>
          </table:table-cell>
          <table:table-cell/>
        </table:table-row>
        <table:table-row table:style-name="ro1">
          <table:table-cell office:value-type="string">
            <text:p>ship_tel_s_fighter_01_a_macro</text:p>
          </table:table-cell>
          <table:table-cell office:value-type="string">
            <text:p>fight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8.091">
            <text:p>8.091</text:p>
          </table:table-cell>
          <table:table-cell table:number-columns-repeated="2" office:value-type="float" office:value="1.75">
            <text:p>1.75</text:p>
          </table:table-cell>
          <table:table-cell office:value-type="float" office:value="1.925">
            <text:p>1.925</text:p>
          </table:table-cell>
          <table:table-cell office:value-type="float" office:value="3.864">
            <text:p>3.864</text:p>
          </table:table-cell>
          <table:table-cell office:value-type="float" office:value="10">
            <text:p>10</text:p>
          </table:table-cell>
          <table:table-cell table:number-columns-repeated="2" office:value-type="float" office:value="3.295">
            <text:p>3.295</text:p>
          </table:table-cell>
          <table:table-cell office:value-type="float" office:value="2.5">
            <text:p>2.5</text:p>
          </table:table-cell>
          <table:table-cell office:value-type="float" office:value="3.4">
            <text:p>3.4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s_fighter_01_b_macro</text:p>
          </table:table-cell>
          <table:table-cell office:value-type="string">
            <text:p>fight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9.709">
            <text:p>9.709</text:p>
          </table:table-cell>
          <table:table-cell table:number-columns-repeated="2" office:value-type="float" office:value="2.005">
            <text:p>2.005</text:p>
          </table:table-cell>
          <table:table-cell office:value-type="float" office:value="2.206">
            <text:p>2.206</text:p>
          </table:table-cell>
          <table:table-cell office:value-type="float" office:value="4.074">
            <text:p>4.074</text:p>
          </table:table-cell>
          <table:table-cell office:value-type="float" office:value="11.28">
            <text:p>11.28</text:p>
          </table:table-cell>
          <table:table-cell table:number-columns-repeated="2" office:value-type="float" office:value="3.954">
            <text:p>3.954</text:p>
          </table:table-cell>
          <table:table-cell office:value-type="float" office:value="2.9">
            <text:p>2.9</text:p>
          </table:table-cell>
          <table:table-cell office:value-type="float" office:value="3.7">
            <text:p>3.7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s_fighter_02_a_macro</text:p>
          </table:table-cell>
          <table:table-cell office:value-type="string">
            <text:p>fight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8.698">
            <text:p>8.698</text:p>
          </table:table-cell>
          <table:table-cell table:number-columns-repeated="2" office:value-type="float" office:value="2.204">
            <text:p>2.204</text:p>
          </table:table-cell>
          <table:table-cell office:value-type="float" office:value="2.425">
            <text:p>2.425</text:p>
          </table:table-cell>
          <table:table-cell office:value-type="float" office:value="5.046">
            <text:p>5.046</text:p>
          </table:table-cell>
          <table:table-cell office:value-type="float" office:value="19">
            <text:p>19</text:p>
          </table:table-cell>
          <table:table-cell table:number-columns-repeated="2" office:value-type="float" office:value="3.78">
            <text:p>3.78</text:p>
          </table:table-cell>
          <table:table-cell office:value-type="float" office:value="3.4">
            <text:p>3.4</text:p>
          </table:table-cell>
          <table:table-cell table:number-columns-repeated="2" office:value-type="float" office:value="3.656">
            <text:p>3.656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hip_tel_s_fighter_02_b_macro</text:p>
          </table:table-cell>
          <table:table-cell office:value-type="string">
            <text:p>fight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0.437">
            <text:p>10.437</text:p>
          </table:table-cell>
          <table:table-cell table:number-columns-repeated="2" office:value-type="float" office:value="2.532">
            <text:p>2.532</text:p>
          </table:table-cell>
          <table:table-cell office:value-type="float" office:value="2.786">
            <text:p>2.786</text:p>
          </table:table-cell>
          <table:table-cell office:value-type="float" office:value="5.422">
            <text:p>5.422</text:p>
          </table:table-cell>
          <table:table-cell office:value-type="float" office:value="20.9">
            <text:p>20.9</text:p>
          </table:table-cell>
          <table:table-cell table:number-columns-repeated="2" office:value-type="float" office:value="4.536">
            <text:p>4.536</text:p>
          </table:table-cell>
          <table:table-cell office:value-type="float" office:value="4">
            <text:p>4</text:p>
          </table:table-cell>
          <table:table-cell table:number-columns-repeated="2" office:value-type="float" office:value="4.199">
            <text:p>4.199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hip_xen_s_fighter_01_a_macro</text:p>
          </table:table-cell>
          <table:table-cell office:value-type="string">
            <text:p>fighter</text:p>
          </table:table-cell>
          <table:table-cell office:value-type="string">
            <text:p>xenon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.508">
            <text:p>6.508</text:p>
          </table:table-cell>
          <table:table-cell table:number-columns-repeated="2" office:value-type="float" office:value="1.49">
            <text:p>1.49</text:p>
          </table:table-cell>
          <table:table-cell office:value-type="float" office:value="1.192">
            <text:p>1.192</text:p>
          </table:table-cell>
          <table:table-cell office:value-type="float" office:value="4.578">
            <text:p>4.578</text:p>
          </table:table-cell>
          <table:table-cell office:value-type="float" office:value="17.262">
            <text:p>17.262</text:p>
          </table:table-cell>
          <table:table-cell table:number-columns-repeated="2" office:value-type="float" office:value="3.723">
            <text:p>3.723</text:p>
          </table:table-cell>
          <table:table-cell table:number-columns-repeated="3" office:value-type="float" office:value="2.971">
            <text:p>2.971</text:p>
          </table:table-cell>
          <table:table-cell/>
        </table:table-row>
        <table:table-row table:style-name="ro1">
          <table:table-cell office:value-type="string">
            <text:p>ship_arg_s_fighter_03_a_macro</text:p>
          </table:table-cell>
          <table:table-cell office:value-type="string">
            <text:p>heavyfight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0">
            <text:p>10</text:p>
          </table:table-cell>
          <table:table-cell table:number-columns-repeated="2" office:value-type="float" office:value="1.882">
            <text:p>1.882</text:p>
          </table:table-cell>
          <table:table-cell office:value-type="float" office:value="2.07">
            <text:p>2.07</text:p>
          </table:table-cell>
          <table:table-cell office:value-type="float" office:value="5.763">
            <text:p>5.763</text:p>
          </table:table-cell>
          <table:table-cell office:value-type="float" office:value="25.881">
            <text:p>25.88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3.419">
            <text:p>3.419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string">
            <text:p>ship_arg_s_fighter_04_a_macro</text:p>
          </table:table-cell>
          <table:table-cell office:value-type="string">
            <text:p>heavyfighter</text:p>
          </table:table-cell>
          <table:table-cell office:value-type="string">
            <text:p>argon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9">
            <text:p>0.9</text:p>
          </table:table-cell>
          <table:table-cell office:value-type="float" office:value="6.976">
            <text:p>6.976</text:p>
          </table:table-cell>
          <table:table-cell table:number-columns-repeated="2" office:value-type="float" office:value="1.156">
            <text:p>1.156</text:p>
          </table:table-cell>
          <table:table-cell office:value-type="float" office:value="1.272">
            <text:p>1.272</text:p>
          </table:table-cell>
          <table:table-cell office:value-type="float" office:value="4.441">
            <text:p>4.441</text:p>
          </table:table-cell>
          <table:table-cell office:value-type="float" office:value="17.066">
            <text:p>17.066</text:p>
          </table:table-cell>
          <table:table-cell table:number-columns-repeated="2" office:value-type="float" office:value="4.158">
            <text:p>4.158</text:p>
          </table:table-cell>
          <table:table-cell table:number-columns-repeated="3" office:value-type="float" office:value="3.586">
            <text:p>3.586</text:p>
          </table:table-cell>
          <table:table-cell/>
        </table:table-row>
        <table:table-row table:style-name="ro1">
          <table:table-cell office:value-type="string">
            <text:p>ship_arg_s_heavyfighter_01_a_macro</text:p>
          </table:table-cell>
          <table:table-cell office:value-type="string">
            <text:p>heavyfight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9.304">
            <text:p>9.304</text:p>
          </table:table-cell>
          <table:table-cell table:number-columns-repeated="2" office:value-type="float" office:value="2.48">
            <text:p>2.48</text:p>
          </table:table-cell>
          <table:table-cell office:value-type="float" office:value="1.984">
            <text:p>1.984</text:p>
          </table:table-cell>
          <table:table-cell office:value-type="float" office:value="5.155">
            <text:p>5.155</text:p>
          </table:table-cell>
          <table:table-cell office:value-type="float" office:value="21.456">
            <text:p>21.456</text:p>
          </table:table-cell>
          <table:table-cell table:number-columns-repeated="2" office:value-type="float" office:value="3.514">
            <text:p>3.514</text:p>
          </table:table-cell>
          <table:table-cell table:number-columns-repeated="3" office:value-type="float" office:value="3.845">
            <text:p>3.845</text:p>
          </table:table-cell>
          <table:table-cell/>
        </table:table-row>
        <table:table-row table:style-name="ro1">
          <table:table-cell office:value-type="string">
            <text:p>ship_arg_s_heavyfighter_01_b_macro</text:p>
          </table:table-cell>
          <table:table-cell office:value-type="string">
            <text:p>heavyfight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1.165">
            <text:p>11.165</text:p>
          </table:table-cell>
          <table:table-cell table:number-columns-repeated="2" office:value-type="float" office:value="2.856">
            <text:p>2.856</text:p>
          </table:table-cell>
          <table:table-cell office:value-type="float" office:value="2.284">
            <text:p>2.284</text:p>
          </table:table-cell>
          <table:table-cell office:value-type="float" office:value="5.539">
            <text:p>5.539</text:p>
          </table:table-cell>
          <table:table-cell office:value-type="float" office:value="24.248">
            <text:p>24.248</text:p>
          </table:table-cell>
          <table:table-cell table:number-columns-repeated="2" office:value-type="float" office:value="4.217">
            <text:p>4.217</text:p>
          </table:table-cell>
          <table:table-cell table:number-columns-repeated="3" office:value-type="float" office:value="4.427">
            <text:p>4.427</text:p>
          </table:table-cell>
          <table:table-cell/>
        </table:table-row>
        <table:table-row table:style-name="ro1">
          <table:table-cell office:value-type="string">
            <text:p>ship_arg_s_heavyfighter_02_a_macro</text:p>
          </table:table-cell>
          <table:table-cell office:value-type="string">
            <text:p>heavyfighter</text:p>
          </table:table-cell>
          <table:table-cell office:value-type="string">
            <text:p>argon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0.9">
            <text:p>0.9</text:p>
          </table:table-cell>
          <table:table-cell office:value-type="float" office:value="8.406">
            <text:p>8.406</text:p>
          </table:table-cell>
          <table:table-cell table:number-columns-repeated="2" office:value-type="float" office:value="2.077">
            <text:p>2.077</text:p>
          </table:table-cell>
          <table:table-cell office:value-type="float" office:value="1.662">
            <text:p>1.662</text:p>
          </table:table-cell>
          <table:table-cell office:value-type="float" office:value="4.72">
            <text:p>4.72</text:p>
          </table:table-cell>
          <table:table-cell office:value-type="float" office:value="19.103">
            <text:p>19.103</text:p>
          </table:table-cell>
          <table:table-cell table:number-columns-repeated="2" office:value-type="float" office:value="4.3">
            <text:p>4.3</text:p>
          </table:table-cell>
          <table:table-cell office:value-type="float" office:value="3.564">
            <text:p>3.564</text:p>
          </table:table-cell>
          <table:table-cell office:value-type="float" office:value="3.9">
            <text:p>3.9</text:p>
          </table:table-cell>
          <table:table-cell office:value-type="float" office:value="3.5">
            <text:p>3.5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ship_par_s_heavyfighter_01_a_macro</text:p>
          </table:table-cell>
          <table:table-cell office:value-type="string">
            <text:p>heavyfighter</text:p>
          </table:table-cell>
          <table:table-cell office:value-type="string">
            <text:p>paranid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12.038">
            <text:p>12.038</text:p>
          </table:table-cell>
          <table:table-cell table:number-columns-repeated="2" office:value-type="float" office:value="3.269">
            <text:p>3.269</text:p>
          </table:table-cell>
          <table:table-cell office:value-type="float" office:value="2.615">
            <text:p>2.615</text:p>
          </table:table-cell>
          <table:table-cell office:value-type="float" office:value="7.8">
            <text:p>7.8</text:p>
          </table:table-cell>
          <table:table-cell office:value-type="float" office:value="38">
            <text:p>38</text:p>
          </table:table-cell>
          <table:table-cell table:number-columns-repeated="2" office:value-type="float" office:value="5.4">
            <text:p>5.4</text:p>
          </table:table-cell>
          <table:table-cell office:value-type="float" office:value="4.464">
            <text:p>4.464</text:p>
          </table:table-cell>
          <table:table-cell table:number-columns-repeated="2" office:value-type="float" office:value="4.699">
            <text:p>4.699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hip_xen_s_fighter_02_a_macro</text:p>
          </table:table-cell>
          <table:table-cell office:value-type="string">
            <text:p>heavyfighter</text:p>
          </table:table-cell>
          <table:table-cell office:value-type="string">
            <text:p>xenon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.622">
            <text:p>7.622</text:p>
          </table:table-cell>
          <table:table-cell table:number-columns-repeated="2" office:value-type="float" office:value="1.949">
            <text:p>1.949</text:p>
          </table:table-cell>
          <table:table-cell office:value-type="float" office:value="1.559">
            <text:p>1.559</text:p>
          </table:table-cell>
          <table:table-cell office:value-type="float" office:value="6.544">
            <text:p>6.544</text:p>
          </table:table-cell>
          <table:table-cell office:value-type="float" office:value="31.556">
            <text:p>31.556</text:p>
          </table:table-cell>
          <table:table-cell table:number-columns-repeated="2" office:value-type="float" office:value="3.476">
            <text:p>3.476</text:p>
          </table:table-cell>
          <table:table-cell table:number-columns-repeated="3" office:value-type="float" office:value="3.32">
            <text:p>3.32</text:p>
          </table:table-cell>
          <table:table-cell/>
        </table:table-row>
        <table:table-row table:style-name="ro1">
          <table:table-cell office:value-type="string">
            <text:p>ship_xen_s_heavyfighter_01_a_macro</text:p>
          </table:table-cell>
          <table:table-cell office:value-type="string">
            <text:p>heavyfighter</text:p>
          </table:table-cell>
          <table:table-cell office:value-type="string">
            <text:p>xenon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.139">
            <text:p>10.139</text:p>
          </table:table-cell>
          <table:table-cell table:number-columns-repeated="2" office:value-type="float" office:value="2.886">
            <text:p>2.886</text:p>
          </table:table-cell>
          <table:table-cell office:value-type="float" office:value="2">
            <text:p>2</text:p>
          </table:table-cell>
          <table:table-cell office:value-type="float" office:value="7.358">
            <text:p>7.358</text:p>
          </table:table-cell>
          <table:table-cell office:value-type="float" office:value="35.954">
            <text:p>35.954</text:p>
          </table:table-cell>
          <table:table-cell table:number-columns-repeated="2" office:value-type="float" office:value="4.75">
            <text:p>4.75</text:p>
          </table:table-cell>
          <table:table-cell office:value-type="float" office:value="3.6">
            <text:p>3.6</text:p>
          </table:table-cell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string">
            <text:p>ship_arg_s_miner_solid_01_a_macro</text:p>
          </table:table-cell>
          <table:table-cell office:value-type="string">
            <text:p>miner</text:p>
          </table:table-cell>
          <table:table-cell office:value-type="string">
            <text:p>argon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3">
            <text:p>13</text:p>
          </table:table-cell>
          <table:table-cell table:number-columns-repeated="2" office:value-type="float" office:value="4.871">
            <text:p>4.871</text:p>
          </table:table-cell>
          <table:table-cell office:value-type="float" office:value="3.897">
            <text:p>3.897</text:p>
          </table:table-cell>
          <table:table-cell office:value-type="float" office:value="4.478">
            <text:p>4.478</text:p>
          </table:table-cell>
          <table:table-cell office:value-type="float" office:value="23.617">
            <text:p>23.617</text:p>
          </table:table-cell>
          <table:table-cell table:number-columns-repeated="2" office:value-type="float" office:value="7.338">
            <text:p>7.338</text:p>
          </table:table-cell>
          <table:table-cell table:number-columns-repeated="3" office:value-type="float" office:value="6.1">
            <text:p>6.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ship_par_s_miner_solid_01_a_macro</text:p>
          </table:table-cell>
          <table:table-cell office:value-type="string">
            <text:p>miner</text:p>
          </table:table-cell>
          <table:table-cell office:value-type="string">
            <text:p>paranid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9.331">
            <text:p>9.331</text:p>
          </table:table-cell>
          <table:table-cell table:number-columns-repeated="2" office:value-type="float" office:value="4.002">
            <text:p>4.002</text:p>
          </table:table-cell>
          <table:table-cell office:value-type="float" office:value="3.202">
            <text:p>3.202</text:p>
          </table:table-cell>
          <table:table-cell office:value-type="float" office:value="4.21">
            <text:p>4.21</text:p>
          </table:table-cell>
          <table:table-cell office:value-type="float" office:value="20.83">
            <text:p>20.83</text:p>
          </table:table-cell>
          <table:table-cell table:number-columns-repeated="2" office:value-type="float" office:value="6.302">
            <text:p>6.302</text:p>
          </table:table-cell>
          <table:table-cell table:number-columns-repeated="3" office:value-type="float" office:value="6.186">
            <text:p>6.186</text:p>
          </table:table-cell>
          <table:table-cell/>
        </table:table-row>
        <table:table-row table:style-name="ro1">
          <table:table-cell office:value-type="string">
            <text:p>ship_tel_s_miner_solid_01_a_macro</text:p>
          </table:table-cell>
          <table:table-cell office:value-type="string">
            <text:p>miner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10.259">
            <text:p>10.259</text:p>
          </table:table-cell>
          <table:table-cell table:number-columns-repeated="2" office:value-type="float" office:value="4.771">
            <text:p>4.771</text:p>
          </table:table-cell>
          <table:table-cell office:value-type="float" office:value="3.817">
            <text:p>3.817</text:p>
          </table:table-cell>
          <table:table-cell office:value-type="float" office:value="4.409">
            <text:p>4.409</text:p>
          </table:table-cell>
          <table:table-cell office:value-type="float" office:value="22.905">
            <text:p>22.905</text:p>
          </table:table-cell>
          <table:table-cell table:number-columns-repeated="2" office:value-type="float" office:value="5.323">
            <text:p>5.323</text:p>
          </table:table-cell>
          <table:table-cell office:value-type="float" office:value="6">
            <text:p>6</text:p>
          </table:table-cell>
          <table:table-cell table:number-columns-repeated="2" office:value-type="float" office:value="6.708">
            <text:p>6.708</text:p>
          </table:table-cell>
          <table:table-cell/>
        </table:table-row>
        <table:table-row table:style-name="ro1">
          <table:table-cell office:value-type="string">
            <text:p>ship_arg_s_scout_01_a_macro</text:p>
          </table:table-cell>
          <table:table-cell office:value-type="string">
            <text:p>scout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6.343">
            <text:p>6.343</text:p>
          </table:table-cell>
          <table:table-cell table:number-columns-repeated="2" office:value-type="float" office:value="0.993">
            <text:p>0.993</text:p>
          </table:table-cell>
          <table:table-cell office:value-type="float" office:value="0.795">
            <text:p>0.795</text:p>
          </table:table-cell>
          <table:table-cell office:value-type="float" office:value="3.335">
            <text:p>3.335</text:p>
          </table:table-cell>
          <table:table-cell office:value-type="float" office:value="8.218">
            <text:p>8.218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3.388">
            <text:p>3.3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arg_s_scout_01_b_macro</text:p>
          </table:table-cell>
          <table:table-cell office:value-type="string">
            <text:p>scout</text:p>
          </table:table-cell>
          <table:table-cell office:value-type="string">
            <text:p>argo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7.611">
            <text:p>7.611</text:p>
          </table:table-cell>
          <table:table-cell table:number-columns-repeated="2" office:value-type="float" office:value="1.11">
            <text:p>1.11</text:p>
          </table:table-cell>
          <table:table-cell office:value-type="float" office:value="0.888">
            <text:p>0.888</text:p>
          </table:table-cell>
          <table:table-cell office:value-type="float" office:value="3.509">
            <text:p>3.509</text:p>
          </table:table-cell>
          <table:table-cell office:value-type="float" office:value="9.486">
            <text:p>9.48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3.785">
            <text:p>3.785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ship_par_s_scout_01_a_macro</text:p>
          </table:table-cell>
          <table:table-cell office:value-type="string">
            <text:p>scout</text:p>
          </table:table-cell>
          <table:table-cell office:value-type="string">
            <text:p>paranid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5.765">
            <text:p>5.765</text:p>
          </table:table-cell>
          <table:table-cell table:number-columns-repeated="2" office:value-type="float" office:value="0.855">
            <text:p>0.855</text:p>
          </table:table-cell>
          <table:table-cell office:value-type="float" office:value="0.684">
            <text:p>0.684</text:p>
          </table:table-cell>
          <table:table-cell office:value-type="float" office:value="3.255">
            <text:p>3.255</text:p>
          </table:table-cell>
          <table:table-cell office:value-type="float" office:value="7.64">
            <text:p>7.64</text:p>
          </table:table-cell>
          <table:table-cell table:number-columns-repeated="2" office:value-type="float" office:value="4.09">
            <text:p>4.09</text:p>
          </table:table-cell>
          <table:table-cell table:number-columns-repeated="3" office:value-type="float" office:value="3.208">
            <text:p>3.208</text:p>
          </table:table-cell>
          <table:table-cell/>
        </table:table-row>
        <table:table-row table:style-name="ro1">
          <table:table-cell office:value-type="string">
            <text:p>ship_par_s_scout_01_b_macro</text:p>
          </table:table-cell>
          <table:table-cell office:value-type="string">
            <text:p>scout</text:p>
          </table:table-cell>
          <table:table-cell office:value-type="string">
            <text:p>paranid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6.918">
            <text:p>6.918</text:p>
          </table:table-cell>
          <table:table-cell table:number-columns-repeated="2" office:value-type="float" office:value="0.951">
            <text:p>0.951</text:p>
          </table:table-cell>
          <table:table-cell office:value-type="float" office:value="0.761">
            <text:p>0.761</text:p>
          </table:table-cell>
          <table:table-cell office:value-type="float" office:value="3.446">
            <text:p>3.446</text:p>
          </table:table-cell>
          <table:table-cell office:value-type="float" office:value="8.793">
            <text:p>8.793</text:p>
          </table:table-cell>
          <table:table-cell table:number-columns-repeated="2" office:value-type="float" office:value="4.908">
            <text:p>4.908</text:p>
          </table:table-cell>
          <table:table-cell table:number-columns-repeated="3" office:value-type="float" office:value="3.568">
            <text:p>3.568</text:p>
          </table:table-cell>
          <table:table-cell/>
        </table:table-row>
        <table:table-row table:style-name="ro1">
          <table:table-cell office:value-type="string">
            <text:p>ship_tel_s_scout_01_a_macro</text:p>
          </table:table-cell>
          <table:table-cell office:value-type="string">
            <text:p>scout</text:p>
          </table:table-cell>
          <table:table-cell office:value-type="string">
            <text:p>teladi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.609">
            <text:p>6.609</text:p>
          </table:table-cell>
          <table:table-cell table:number-columns-repeated="2" office:value-type="float" office:value="1.061">
            <text:p>1.061</text:p>
          </table:table-cell>
          <table:table-cell office:value-type="float" office:value="0.848">
            <text:p>0.848</text:p>
          </table:table-cell>
          <table:table-cell office:value-type="float" office:value="3.397">
            <text:p>3.397</text:p>
          </table:table-cell>
          <table:table-cell office:value-type="float" office:value="8.672">
            <text:p>8.672</text:p>
          </table:table-cell>
          <table:table-cell table:number-columns-repeated="2" office:value-type="float" office:value="3.8">
            <text:p>3.8</text:p>
          </table:table-cell>
          <table:table-cell office:value-type="float" office:value="3.1">
            <text:p>3.1</text:p>
          </table:table-cell>
          <table:table-cell office:value-type="float" office:value="3.472">
            <text:p>3.47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s_scout_01_b_macro</text:p>
          </table:table-cell>
          <table:table-cell office:value-type="string">
            <text:p>scout</text:p>
          </table:table-cell>
          <table:table-cell office:value-type="string">
            <text:p>teladi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.931">
            <text:p>7.931</text:p>
          </table:table-cell>
          <table:table-cell table:number-columns-repeated="2" office:value-type="float" office:value="1.187">
            <text:p>1.187</text:p>
          </table:table-cell>
          <table:table-cell office:value-type="float" office:value="0.949">
            <text:p>0.949</text:p>
          </table:table-cell>
          <table:table-cell office:value-type="float" office:value="3.579">
            <text:p>3.579</text:p>
          </table:table-cell>
          <table:table-cell office:value-type="float" office:value="9.993">
            <text:p>9.993</text:p>
          </table:table-cell>
          <table:table-cell table:number-columns-repeated="2"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.885">
            <text:p>3.885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p_tel_s_scout_02_a_macro</text:p>
          </table:table-cell>
          <table:table-cell office:value-type="string">
            <text:p>scout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9.899">
            <text:p>9.899</text:p>
          </table:table-cell>
          <table:table-cell table:number-columns-repeated="2" office:value-type="float" office:value="2.059">
            <text:p>2.059</text:p>
          </table:table-cell>
          <table:table-cell office:value-type="float" office:value="1.647">
            <text:p>1.647</text:p>
          </table:table-cell>
          <table:table-cell office:value-type="float" office:value="6.543">
            <text:p>6.543</text:p>
          </table:table-cell>
          <table:table-cell office:value-type="float" office:value="31.548">
            <text:p>31.548</text:p>
          </table:table-cell>
          <table:table-cell table:number-columns-repeated="2" office:value-type="float" office:value="3.187">
            <text:p>3.187</text:p>
          </table:table-cell>
          <table:table-cell office:value-type="float" office:value="4">
            <text:p>4</text:p>
          </table:table-cell>
          <table:table-cell office:value-type="float" office:value="4.9">
            <text:p>4.9</text:p>
          </table:table-cell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string">
            <text:p>ship_tel_s_scout_02_b_macro</text:p>
          </table:table-cell>
          <table:table-cell office:value-type="string">
            <text:p>scout</text:p>
          </table:table-cell>
          <table:table-cell office:value-type="string">
            <text:p>teladi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11.879">
            <text:p>11.879</text:p>
          </table:table-cell>
          <table:table-cell table:number-columns-repeated="2" office:value-type="float" office:value="2.342">
            <text:p>2.342</text:p>
          </table:table-cell>
          <table:table-cell office:value-type="float" office:value="1.874">
            <text:p>1.874</text:p>
          </table:table-cell>
          <table:table-cell office:value-type="float" office:value="7.354">
            <text:p>7.354</text:p>
          </table:table-cell>
          <table:table-cell office:value-type="float" office:value="35.741">
            <text:p>35.741</text:p>
          </table:table-cell>
          <table:table-cell table:number-columns-repeated="2" office:value-type="float" office:value="3.825">
            <text:p>3.825</text:p>
          </table:table-cell>
          <table:table-cell office:value-type="float" office:value="4.6">
            <text:p>4.6</text:p>
          </table:table-cell>
          <table:table-cell office:value-type="float" office:value="5.5">
            <text:p>5.5</text:p>
          </table:table-cell>
          <table:table-cell office:value-type="float" office:value="4.1">
            <text:p>4.1</text:p>
          </table:table-cell>
          <table:table-cell/>
        </table:table-row>
        <table:table-row table:style-name="ro1">
          <table:table-cell office:value-type="string">
            <text:p>ship_xen_s_scout_01_a_macro</text:p>
          </table:table-cell>
          <table:table-cell office:value-type="string">
            <text:p>scout</text:p>
          </table:table-cell>
          <table:table-cell office:value-type="string">
            <text:p>xenon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.363">
            <text:p>5.363</text:p>
          </table:table-cell>
          <table:table-cell table:number-columns-repeated="2" office:value-type="float" office:value="0.849">
            <text:p>0.849</text:p>
          </table:table-cell>
          <table:table-cell office:value-type="float" office:value="0.679">
            <text:p>0.679</text:p>
          </table:table-cell>
          <table:table-cell office:value-type="float" office:value="1.645">
            <text:p>1.645</text:p>
          </table:table-cell>
          <table:table-cell office:value-type="float" office:value="6.582">
            <text:p>6.582</text:p>
          </table:table-cell>
          <table:table-cell table:number-columns-repeated="2" office:value-type="float" office:value="3.708">
            <text:p>3.708</text:p>
          </table:table-cell>
          <table:table-cell table:number-columns-repeated="3" office:value-type="float" office:value="3.082">
            <text:p>3.082</text:p>
          </table:table-cell>
          <table:table-cell/>
        </table:table-row>
      </table:table>
      <table:database-ranges>
        <table:database-range table:target-range-address="'XL Ships'.A1:'XL Ships'.AMH10484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9">10/29/2025</text:date>, <text:time>12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29T12:29:42.52</dc:date>
    <meta:generator>OpenOffice/4.1.15$Win32 OpenOffice.org_project/4115m2$Build-9813</meta:generator>
    <meta:editing-duration>PT35M32S</meta:editing-duration>
    <meta:editing-cycles>1</meta:editing-cycles>
    <meta:document-statistic meta:table-count="4" meta:cell-count="4178" meta:object-count="0"/>
  </office:meta>
</office:document-meta>
</file>